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Absolut_20_Water_20_withdrawal_20_in_20_cub">
      <style:table-properties table:display="true" style:writing-mode="lr-tb"/>
    </style:style>
    <style:style style:name="ta3" style:family="table" style:master-page-name="PageStyle_5f_Populations_20_numbers">
      <style:table-properties table:display="true" style:writing-mode="lr-tb"/>
    </style:style>
    <style:style style:name="ta4" style:family="table" style:master-page-name="PageStyle_5f_Calcula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2"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2"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2"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3"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2"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2"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2"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2"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2"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2"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3"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2"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2"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2"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3"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2"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2"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4"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2"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5"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3"/>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2"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2"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5"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6"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5"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2"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2"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7"/>
          <table:table-cell table:style-name="ce10"/>
          <table:table-cell table:style-name="ce1" table:number-columns-repeated="30"/>
          <table:table-cell table:number-columns-repeated="991"/>
        </table:table-row>
        <table:table-row table:style-name="ro1">
          <table:table-cell/>
          <table:table-cell table:style-name="ce18" office:value-type="float" office:value="2014" calcext:value-type="float">
            <text:p>2014</text:p>
          </table:table-cell>
          <table:table-cell table:style-name="ce18" office:value-type="float" office:value="2012" calcext:value-type="float">
            <text:p>2012</text:p>
          </table:table-cell>
          <table:table-cell table:number-columns-repeated="1021"/>
        </table:table-row>
        <table:table-row table:style-name="ro1">
          <table:table-cell table:style-name="ce9" office:value-type="string" calcext:value-type="string">
            <text:p>Australia</text:p>
          </table:table-cell>
          <table:table-cell table:style-name="ce19" table:formula="of:=[$Calculation.L3]" office:value-type="string" office:string-value="840.76" calcext:value-type="string">
            <text:p>840.76</text:p>
          </table:table-cell>
          <table:table-cell table:style-name="ce26" table:formula="of:=[$Calculation.K3]" office:value-type="string" office:string-value="704.85" calcext:value-type="string">
            <text:p>704.85</text:p>
          </table:table-cell>
          <table:table-cell table:number-columns-repeated="1021"/>
        </table:table-row>
        <table:table-row table:style-name="ro1">
          <table:table-cell table:style-name="ce9" office:value-type="string" calcext:value-type="string">
            <text:p>Austria</text:p>
          </table:table-cell>
          <table:table-cell table:style-name="ce19" table:formula="of:=[$Calculation.L4]" office:value-type="string" office:string-value="409.16" calcext:value-type="string">
            <text:p>409.16</text:p>
          </table:table-cell>
          <table:table-cell table:style-name="ce26" table:formula="of:=[$Calculation.K4]" office:value-type="string" office:string-value="414.24" calcext:value-type="string">
            <text:p>414.24</text:p>
          </table:table-cell>
          <table:table-cell table:number-columns-repeated="5"/>
          <table:table-cell table:style-name="ce18"/>
          <table:table-cell table:style-name="ce29" table:number-columns-repeated="3"/>
          <table:table-cell table:style-name="ce18"/>
          <table:table-cell table:number-columns-repeated="1011"/>
        </table:table-row>
        <table:table-row table:style-name="ro1">
          <table:table-cell table:style-name="ce9" office:value-type="string" calcext:value-type="string">
            <text:p>Belgium</text:p>
          </table:table-cell>
          <table:table-cell table:style-name="ce19" table:formula="of:=[$Calculation.L5]" office:value-type="string" office:string-value="534.96" calcext:value-type="string">
            <text:p>534.96</text:p>
          </table:table-cell>
          <table:table-cell table:style-name="ce26" table:formula="of:=[$Calculation.K5]" office:value-type="string" office:string-value="539.62" calcext:value-type="string">
            <text:p>539.62</text:p>
          </table:table-cell>
          <table:table-cell table:number-columns-repeated="9"/>
          <table:table-cell table:style-name="ce11"/>
          <table:table-cell table:number-columns-repeated="1011"/>
        </table:table-row>
        <table:table-row table:style-name="ro1">
          <table:table-cell table:style-name="ce9" office:value-type="string" calcext:value-type="string">
            <text:p>Brazil</text:p>
          </table:table-cell>
          <table:table-cell table:style-name="ce19" table:formula="of:=[$Calculation.L6]" office:value-type="string" office:string-value="363.12" calcext:value-type="string">
            <text:p>363.12</text:p>
          </table:table-cell>
          <table:table-cell table:style-name="ce26" table:formula="of:=[$Calculation.K6]" office:value-type="string" office:string-value="369.71" calcext:value-type="string">
            <text:p>369.71</text:p>
          </table:table-cell>
          <table:table-cell table:number-columns-repeated="9"/>
          <table:table-cell table:style-name="ce11"/>
          <table:table-cell table:number-columns-repeated="1011"/>
        </table:table-row>
        <table:table-row table:style-name="ro1">
          <table:table-cell table:style-name="ce9" office:value-type="string" calcext:value-type="string">
            <text:p>Canada</text:p>
          </table:table-cell>
          <table:table-cell table:style-name="ce19" table:formula="of:=[$Calculation.L7]" office:value-type="string" office:string-value="1,091.71" calcext:value-type="string">
            <text:p>1,091.71</text:p>
          </table:table-cell>
          <table:table-cell table:style-name="ce26" table:formula="of:=[$Calculation.K7]" office:value-type="string" office:string-value="1,116.41" calcext:value-type="string">
            <text:p>1,116.41</text:p>
          </table:table-cell>
          <table:table-cell table:number-columns-repeated="9"/>
          <table:table-cell table:style-name="ce11"/>
          <table:table-cell table:number-columns-repeated="1011"/>
        </table:table-row>
        <table:table-row table:style-name="ro1">
          <table:table-cell table:style-name="ce9" office:value-type="string" calcext:value-type="string">
            <text:p>Croatia</text:p>
          </table:table-cell>
          <table:table-cell table:style-name="ce19" table:formula="of:=[$Calculation.L8]" office:value-type="string" office:string-value="149.61" calcext:value-type="string">
            <text:p>149.61</text:p>
          </table:table-cell>
          <table:table-cell table:style-name="ce26" table:formula="of:=[$Calculation.K8]" office:value-type="string" office:string-value="156.83" calcext:value-type="string">
            <text:p>156.83</text:p>
          </table:table-cell>
          <table:table-cell table:number-columns-repeated="9"/>
          <table:table-cell table:style-name="ce11"/>
          <table:table-cell table:number-columns-repeated="1011"/>
        </table:table-row>
        <table:table-row table:style-name="ro1">
          <table:table-cell table:style-name="ce9" office:value-type="string" calcext:value-type="string">
            <text:p>Czech Republic</text:p>
          </table:table-cell>
          <table:table-cell table:style-name="ce19" table:formula="of:=[$Calculation.L9]" office:value-type="string" office:string-value="156.98" calcext:value-type="string">
            <text:p>156.98</text:p>
          </table:table-cell>
          <table:table-cell table:style-name="ce26" table:formula="of:=[$Calculation.K9]" office:value-type="string" office:string-value="175.15" calcext:value-type="string">
            <text:p>175.15</text:p>
          </table:table-cell>
          <table:table-cell table:number-columns-repeated="9"/>
          <table:table-cell table:style-name="ce11"/>
          <table:table-cell table:number-columns-repeated="1011"/>
        </table:table-row>
        <table:table-row table:style-name="ro1">
          <table:table-cell table:style-name="ce9" office:value-type="string" calcext:value-type="string">
            <text:p>Denmark</text:p>
          </table:table-cell>
          <table:table-cell table:style-name="ce19" table:formula="of:=[$Calculation.L10]" office:value-type="string" office:string-value="115.61" calcext:value-type="string">
            <text:p>115.61</text:p>
          </table:table-cell>
          <table:table-cell table:style-name="ce26" table:formula="of:=[$Calculation.K10]" office:value-type="string" office:string-value="116.60" calcext:value-type="string">
            <text:p>116.60</text:p>
          </table:table-cell>
          <table:table-cell table:number-columns-repeated="9"/>
          <table:table-cell table:style-name="ce11"/>
          <table:table-cell table:number-columns-repeated="1011"/>
        </table:table-row>
        <table:table-row table:style-name="ro1">
          <table:table-cell table:style-name="ce9" office:value-type="string" calcext:value-type="string">
            <text:p>Estonia</text:p>
          </table:table-cell>
          <table:table-cell table:style-name="ce19" table:formula="of:=[$Calculation.L11]" office:value-type="string" office:string-value="1,309.33" calcext:value-type="string">
            <text:p>1,309.33</text:p>
          </table:table-cell>
          <table:table-cell table:style-name="ce26" table:formula="of:=[$Calculation.K11]" office:value-type="string" office:string-value="1,233.09" calcext:value-type="string">
            <text:p>1,233.09</text:p>
          </table:table-cell>
          <table:table-cell table:number-columns-repeated="9"/>
          <table:table-cell table:style-name="ce11"/>
          <table:table-cell table:number-columns-repeated="1011"/>
        </table:table-row>
        <table:table-row table:style-name="ro1">
          <table:table-cell table:style-name="ce9" office:value-type="string" calcext:value-type="string">
            <text:p>Finland</text:p>
          </table:table-cell>
          <table:table-cell table:style-name="ce19" table:formula="of:=[$Calculation.L12]" office:value-type="string" office:string-value="1,201.04" calcext:value-type="string">
            <text:p>1,201.04</text:p>
          </table:table-cell>
          <table:table-cell table:style-name="ce26" table:formula="of:=[$Calculation.K12]"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France</text:p>
          </table:table-cell>
          <table:table-cell table:style-name="ce19" table:formula="of:=[$Calculation.L13]" office:value-type="string" office:string-value="456.60" calcext:value-type="string">
            <text:p>456.60</text:p>
          </table:table-cell>
          <table:table-cell table:style-name="ce26" table:formula="of:=[$Calculation.K13]" office:value-type="string" office:string-value="460.54" calcext:value-type="string">
            <text:p>460.54</text:p>
          </table:table-cell>
          <table:table-cell table:number-columns-repeated="9"/>
          <table:table-cell table:style-name="ce11"/>
          <table:table-cell table:number-columns-repeated="1011"/>
        </table:table-row>
        <table:table-row table:style-name="ro1">
          <table:table-cell table:style-name="ce9" office:value-type="string" calcext:value-type="string">
            <text:p>Germany</text:p>
          </table:table-cell>
          <table:table-cell table:style-name="ce19" table:formula="of:=[$Calculation.L14]" office:value-type="string" office:string-value="408.46" calcext:value-type="string">
            <text:p>408.46</text:p>
          </table:table-cell>
          <table:table-cell table:style-name="ce26" table:formula="of:=[$Calculation.K14]" office:value-type="string" office:string-value="410.81" calcext:value-type="string">
            <text:p>410.81</text:p>
          </table:table-cell>
          <table:table-cell table:number-columns-repeated="9"/>
          <table:table-cell table:style-name="ce11"/>
          <table:table-cell table:number-columns-repeated="1011"/>
        </table:table-row>
        <table:table-row table:style-name="ro1">
          <table:table-cell table:style-name="ce9" office:value-type="string" calcext:value-type="string">
            <text:p>Greece</text:p>
          </table:table-cell>
          <table:table-cell table:style-name="ce19" table:formula="of:=[$Calculation.L15]" office:value-type="string" office:string-value="878.83" calcext:value-type="string">
            <text:p>878.83</text:p>
          </table:table-cell>
          <table:table-cell table:style-name="ce26" table:formula="of:=[$Calculation.K15]"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Hungary</text:p>
          </table:table-cell>
          <table:table-cell table:style-name="ce19" table:formula="of:=[$Calculation.L16]" office:value-type="string" office:string-value="512.18" calcext:value-type="string">
            <text:p>512.18</text:p>
          </table:table-cell>
          <table:table-cell table:style-name="ce26" table:formula="of:=[$Calculation.K16]" office:value-type="string" office:string-value="509.15" calcext:value-type="string">
            <text:p>509.15</text:p>
          </table:table-cell>
          <table:table-cell table:number-columns-repeated="9"/>
          <table:table-cell table:style-name="ce11"/>
          <table:table-cell table:number-columns-repeated="1011"/>
        </table:table-row>
        <table:table-row table:style-name="ro1">
          <table:table-cell table:style-name="ce9" office:value-type="string" calcext:value-type="string">
            <text:p>Iceland</text:p>
          </table:table-cell>
          <table:table-cell table:style-name="ce19" table:formula="of:=[$Calculation.L17]" office:value-type="string" office:string-value="9,191.40" calcext:value-type="string">
            <text:p>9,191.40</text:p>
          </table:table-cell>
          <table:table-cell table:style-name="ce26" table:formula="of:=[$Calculation.K17]" office:value-type="string" office:string-value="11,134.46" calcext:value-type="string">
            <text:p>11,134.46</text:p>
          </table:table-cell>
          <table:table-cell table:number-columns-repeated="9"/>
          <table:table-cell table:style-name="ce11"/>
          <table:table-cell table:number-columns-repeated="1011"/>
        </table:table-row>
        <table:table-row table:style-name="ro1">
          <table:table-cell table:style-name="ce9" office:value-type="string" calcext:value-type="string">
            <text:p>Ireland</text:p>
          </table:table-cell>
          <table:table-cell table:style-name="ce19" table:formula="of:=[$Calculation.L18]" office:value-type="string" office:string-value="164.11" calcext:value-type="string">
            <text:p>164.11</text:p>
          </table:table-cell>
          <table:table-cell table:style-name="ce26" table:formula="of:=[$Calculation.K18]" office:value-type="string" office:string-value="165.04" calcext:value-type="string">
            <text:p>165.04</text:p>
          </table:table-cell>
          <table:table-cell table:number-columns-repeated="9"/>
          <table:table-cell table:style-name="ce11"/>
          <table:table-cell table:number-columns-repeated="1011"/>
        </table:table-row>
        <table:table-row table:style-name="ro1">
          <table:table-cell table:style-name="ce9" office:value-type="string" calcext:value-type="string">
            <text:p>Israel</text:p>
          </table:table-cell>
          <table:table-cell table:style-name="ce19" table:formula="of:=[$Calculation.L19]" office:value-type="string" office:string-value="237.85" calcext:value-type="string">
            <text:p>237.85</text:p>
          </table:table-cell>
          <table:table-cell table:style-name="ce26" table:formula="of:=[$Calculation.K1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Italy</text:p>
          </table:table-cell>
          <table:table-cell table:style-name="ce19" table:formula="of:=[$Calculation.L20]" office:value-type="string" office:string-value="876.32" calcext:value-type="string">
            <text:p>876.32</text:p>
          </table:table-cell>
          <table:table-cell table:style-name="ce26" table:formula="of:=[$Calculation.K20]" office:value-type="string" office:string-value="902.76" calcext:value-type="string">
            <text:p>902.76</text:p>
          </table:table-cell>
          <table:table-cell table:number-columns-repeated="9"/>
          <table:table-cell table:style-name="ce11"/>
          <table:table-cell table:number-columns-repeated="1011"/>
        </table:table-row>
        <table:table-row table:style-name="ro1">
          <table:table-cell table:style-name="ce9" office:value-type="string" calcext:value-type="string">
            <text:p>Japan</text:p>
          </table:table-cell>
          <table:table-cell table:style-name="ce19" table:formula="of:=[$Calculation.L21]" office:value-type="string" office:string-value="640.67" calcext:value-type="string">
            <text:p>640.67</text:p>
          </table:table-cell>
          <table:table-cell table:style-name="ce26" table:formula="of:=[$Calculation.K21]" office:value-type="string" office:string-value="638.52" calcext:value-type="string">
            <text:p>638.52</text:p>
          </table:table-cell>
          <table:table-cell table:number-columns-repeated="9"/>
          <table:table-cell table:style-name="ce11"/>
          <table:table-cell table:number-columns-repeated="1011"/>
        </table:table-row>
        <table:table-row table:style-name="ro1">
          <table:table-cell table:style-name="ce9" office:value-type="string" calcext:value-type="string">
            <text:p>Latvia</text:p>
          </table:table-cell>
          <table:table-cell table:style-name="ce19" table:formula="of:=[$Calculation.L22]" office:value-type="string" office:string-value="124.50" calcext:value-type="string">
            <text:p>124.50</text:p>
          </table:table-cell>
          <table:table-cell table:style-name="ce26" table:formula="of:=[$Calculation.K22]" office:value-type="string" office:string-value="127.91" calcext:value-type="string">
            <text:p>127.91</text:p>
          </table:table-cell>
          <table:table-cell table:number-columns-repeated="9"/>
          <table:table-cell table:style-name="ce11"/>
          <table:table-cell table:number-columns-repeated="1011"/>
        </table:table-row>
        <table:table-row table:style-name="ro1">
          <table:table-cell table:style-name="ce9" office:value-type="string" calcext:value-type="string">
            <text:p>Lithuania</text:p>
          </table:table-cell>
          <table:table-cell table:style-name="ce19" table:formula="of:=[$Calculation.L23]" office:value-type="string" office:string-value="215.54" calcext:value-type="string">
            <text:p>215.54</text:p>
          </table:table-cell>
          <table:table-cell table:style-name="ce26" table:formula="of:=[$Calculation.K23]" office:value-type="string" office:string-value="211.33" calcext:value-type="string">
            <text:p>211.33</text:p>
          </table:table-cell>
          <table:table-cell table:number-columns-repeated="9"/>
          <table:table-cell table:style-name="ce11"/>
          <table:table-cell table:number-columns-repeated="1011"/>
        </table:table-row>
        <table:table-row table:style-name="ro1">
          <table:table-cell table:style-name="ce9" office:value-type="string" calcext:value-type="string">
            <text:p>Luxembourg</text:p>
          </table:table-cell>
          <table:table-cell table:style-name="ce19" table:formula="of:=[$Calculation.L24]" office:value-type="string" office:string-value="77.51" calcext:value-type="string">
            <text:p>77.51</text:p>
          </table:table-cell>
          <table:table-cell table:style-name="ce26" table:formula="of:=[$Calculation.K24]" office:value-type="string" office:string-value="83.81" calcext:value-type="string">
            <text:p>83.81</text:p>
          </table:table-cell>
          <table:table-cell table:number-columns-repeated="9"/>
          <table:table-cell table:style-name="ce11"/>
          <table:table-cell table:number-columns-repeated="1011"/>
        </table:table-row>
        <table:table-row table:style-name="ro1">
          <table:table-cell table:style-name="ce9" office:value-type="string" calcext:value-type="string">
            <text:p>Netherlands</text:p>
          </table:table-cell>
          <table:table-cell table:style-name="ce19" table:formula="of:=[$Calculation.L25]" office:value-type="string" office:string-value="636.04" calcext:value-type="string">
            <text:p>636.04</text:p>
          </table:table-cell>
          <table:table-cell table:style-name="ce26" table:formula="of:=[$Calculation.K25]" office:value-type="string" office:string-value="639.81" calcext:value-type="string">
            <text:p>639.81</text:p>
          </table:table-cell>
          <table:table-cell table:number-columns-repeated="9"/>
          <table:table-cell table:style-name="ce11"/>
          <table:table-cell table:number-columns-repeated="1011"/>
        </table:table-row>
        <table:table-row table:style-name="ro1">
          <table:table-cell table:style-name="ce9" office:value-type="string" calcext:value-type="string">
            <text:p>New Zealand</text:p>
          </table:table-cell>
          <table:table-cell table:style-name="ce19" table:formula="of:=[$Calculation.L26]" office:value-type="string" office:string-value="1,153.29" calcext:value-type="string">
            <text:p>1,153.29</text:p>
          </table:table-cell>
          <table:table-cell table:style-name="ce26" table:formula="of:=[$Calculation.K26]" office:value-type="string" office:string-value="1,179.87" calcext:value-type="string">
            <text:p>1,179.87</text:p>
          </table:table-cell>
          <table:table-cell table:number-columns-repeated="9"/>
          <table:table-cell table:style-name="ce11"/>
          <table:table-cell table:number-columns-repeated="1011"/>
        </table:table-row>
        <table:table-row table:style-name="ro1">
          <table:table-cell table:style-name="ce9" office:value-type="string" calcext:value-type="string">
            <text:p>Norway</text:p>
          </table:table-cell>
          <table:table-cell table:style-name="ce19" table:formula="of:=[$Calculation.L27]" office:value-type="string" office:string-value="589.12" calcext:value-type="string">
            <text:p>589.12</text:p>
          </table:table-cell>
          <table:table-cell table:style-name="ce26" table:formula="of:=[$Calculation.K27]"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Poland</text:p>
          </table:table-cell>
          <table:table-cell table:style-name="ce19" table:formula="of:=[$Calculation.L28]" office:value-type="string" office:string-value="302.14" calcext:value-type="string">
            <text:p>302.14</text:p>
          </table:table-cell>
          <table:table-cell table:style-name="ce26" table:formula="of:=[$Calculation.K28]" office:value-type="string" office:string-value="301.60" calcext:value-type="string">
            <text:p>301.60</text:p>
          </table:table-cell>
          <table:table-cell table:number-columns-repeated="9"/>
          <table:table-cell table:style-name="ce11"/>
          <table:table-cell table:number-columns-repeated="1011"/>
        </table:table-row>
        <table:table-row table:style-name="ro1">
          <table:table-cell table:style-name="ce9" office:value-type="string" calcext:value-type="string">
            <text:p>Portugal</text:p>
          </table:table-cell>
          <table:table-cell table:style-name="ce19" table:formula="of:=[$Calculation.L29]" office:value-type="string" office:string-value="880.12" calcext:value-type="string">
            <text:p>880.12</text:p>
          </table:table-cell>
          <table:table-cell table:style-name="ce26" table:formula="of:=[$Calculation.K2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Russia</text:p>
          </table:table-cell>
          <table:table-cell table:style-name="ce19" table:formula="of:=[$Calculation.L30]" office:value-type="string" office:string-value="424.14" calcext:value-type="string">
            <text:p>424.14</text:p>
          </table:table-cell>
          <table:table-cell table:style-name="ce26" table:formula="of:=[$Calculation.K30]"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Slovakia</text:p>
          </table:table-cell>
          <table:table-cell table:style-name="ce19" table:formula="of:=[$Calculation.L31]" office:value-type="string" office:string-value="103.22" calcext:value-type="string">
            <text:p>103.22</text:p>
          </table:table-cell>
          <table:table-cell table:style-name="ce26" table:formula="of:=[$Calculation.K31]" office:value-type="string" office:string-value="123.03" calcext:value-type="string">
            <text:p>123.03</text:p>
          </table:table-cell>
          <table:table-cell table:number-columns-repeated="9"/>
          <table:table-cell table:style-name="ce11"/>
          <table:table-cell table:number-columns-repeated="1011"/>
        </table:table-row>
        <table:table-row table:style-name="ro1">
          <table:table-cell table:style-name="ce9" office:value-type="string" calcext:value-type="string">
            <text:p>Slovenia</text:p>
          </table:table-cell>
          <table:table-cell table:style-name="ce19" table:formula="of:=[$Calculation.L32]" office:value-type="string" office:string-value="560.56" calcext:value-type="string">
            <text:p>560.56</text:p>
          </table:table-cell>
          <table:table-cell table:style-name="ce26" table:formula="of:=[$Calculation.K32]" office:value-type="string" office:string-value="451.16" calcext:value-type="string">
            <text:p>451.16</text:p>
          </table:table-cell>
          <table:table-cell table:number-columns-repeated="9"/>
          <table:table-cell table:style-name="ce11"/>
          <table:table-cell table:number-columns-repeated="1011"/>
        </table:table-row>
        <table:table-row table:style-name="ro1">
          <table:table-cell table:style-name="ce9" office:value-type="string" calcext:value-type="string">
            <text:p>Spain</text:p>
          </table:table-cell>
          <table:table-cell table:style-name="ce19" table:formula="of:=[$Calculation.L33]" office:value-type="string" office:string-value="804.88" calcext:value-type="string">
            <text:p>804.88</text:p>
          </table:table-cell>
          <table:table-cell table:style-name="ce26" table:formula="of:=[$Calculation.K33]" office:value-type="string" office:string-value="798.54" calcext:value-type="string">
            <text:p>798.54</text:p>
          </table:table-cell>
          <table:table-cell table:number-columns-repeated="9"/>
          <table:table-cell table:style-name="ce11"/>
          <table:table-cell table:number-columns-repeated="1011"/>
        </table:table-row>
        <table:table-row table:style-name="ro1">
          <table:table-cell table:style-name="ce9" office:value-type="string" calcext:value-type="string">
            <text:p>Sweden</text:p>
          </table:table-cell>
          <table:table-cell table:style-name="ce19" table:formula="of:=[$Calculation.L34]" office:value-type="string" office:string-value="277.52" calcext:value-type="string">
            <text:p>277.52</text:p>
          </table:table-cell>
          <table:table-cell table:style-name="ce26" table:formula="of:=[$Calculation.K34]" office:value-type="string" office:string-value="282.48" calcext:value-type="string">
            <text:p>282.48</text:p>
          </table:table-cell>
          <table:table-cell table:number-columns-repeated="9"/>
          <table:table-cell table:style-name="ce11"/>
          <table:table-cell table:number-columns-repeated="1011"/>
        </table:table-row>
        <table:table-row table:style-name="ro1">
          <table:table-cell table:style-name="ce9" office:value-type="string" calcext:value-type="string">
            <text:p>Switzerland</text:p>
          </table:table-cell>
          <table:table-cell table:style-name="ce19" table:formula="of:=[$Calculation.L35]" office:value-type="string" office:string-value="244.80" calcext:value-type="string">
            <text:p>244.80</text:p>
          </table:table-cell>
          <table:table-cell table:style-name="ce26" table:formula="of:=[$Calculation.K35]" office:value-type="string" office:string-value="250.72" calcext:value-type="string">
            <text:p>250.72</text:p>
          </table:table-cell>
          <table:table-cell table:number-columns-repeated="9"/>
          <table:table-cell table:style-name="ce11"/>
          <table:table-cell table:number-columns-repeated="1011"/>
        </table:table-row>
        <table:table-row table:style-name="ro1">
          <table:table-cell table:style-name="ce9" office:value-type="string" calcext:value-type="string">
            <text:p>Turkey</text:p>
          </table:table-cell>
          <table:table-cell table:style-name="ce19" table:formula="of:=[$Calculation.L36]" office:value-type="string" office:string-value="553.26" calcext:value-type="string">
            <text:p>553.26</text:p>
          </table:table-cell>
          <table:table-cell table:style-name="ce26" table:formula="of:=[$Calculation.K36]" office:value-type="string" office:string-value="566.94" calcext:value-type="string">
            <text:p>566.94</text:p>
          </table:table-cell>
          <table:table-cell table:number-columns-repeated="9"/>
          <table:table-cell table:style-name="ce11"/>
          <table:table-cell table:number-columns-repeated="1011"/>
        </table:table-row>
        <table:table-row table:style-name="ro1">
          <table:table-cell table:style-name="ce9" office:value-type="string" calcext:value-type="string">
            <text:p>UK</text:p>
          </table:table-cell>
          <table:table-cell table:style-name="ce19" table:formula="of:=[$Calculation.L37]" office:value-type="string" office:string-value="127.33" calcext:value-type="string">
            <text:p>127.33</text:p>
          </table:table-cell>
          <table:table-cell table:style-name="ce26" table:formula="of:=[$Calculation.K37]" office:value-type="string" office:string-value="128.95" calcext:value-type="string">
            <text:p>128.95</text:p>
          </table:table-cell>
          <table:table-cell table:number-columns-repeated="9"/>
          <table:table-cell table:style-name="ce11"/>
          <table:table-cell table:number-columns-repeated="1011"/>
        </table:table-row>
        <table:table-row table:style-name="ro1">
          <table:table-cell table:style-name="ce9" office:value-type="string" calcext:value-type="string">
            <text:p>USA</text:p>
          </table:table-cell>
          <table:table-cell table:style-name="ce19" table:formula="of:=[$Calculation.L38]" office:value-type="string" office:string-value="1,522.94" calcext:value-type="string">
            <text:p>1,522.94</text:p>
          </table:table-cell>
          <table:table-cell table:style-name="ce26" table:formula="of:=[$Calculation.K38]" office:value-type="string" office:string-value="1,545.95" calcext:value-type="string">
            <text:p>1,545.95</text:p>
          </table:table-cell>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number-rows-repeated="2">
          <table:table-cell table:style-name="ce9"/>
          <table:table-cell/>
          <table:table-cell table:style-name="ce28"/>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table-cell table:style-name="ce10"/>
          <table:table-cell/>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4">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82">
          <table:table-cell table:style-name="ce10"/>
          <table:table-cell table:style-name="ce24"/>
          <table:table-cell table:style-name="ce10"/>
          <table:table-cell table:number-columns-repeated="9"/>
          <table:table-cell table:style-name="ce11"/>
          <table:table-cell table:number-columns-repeated="1011"/>
        </table:table-row>
        <table:table-row table:style-name="ro1" table:number-rows-repeated="592">
          <table:table-cell table:style-name="ce11"/>
          <table:table-cell table:style-name="ce25"/>
          <table:table-cell table:number-columns-repeated="10"/>
          <table:table-cell table:style-name="ce11"/>
          <table:table-cell table:number-columns-repeated="1011"/>
        </table:table-row>
        <table:table-row table:style-name="ro1" table:number-rows-repeated="196">
          <table:table-cell table:style-name="ce11"/>
          <table:table-cell table:style-name="ce25"/>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Absolut Water withdrawal in cub" table:style-name="ta2">
        <table:table-column table:style-name="co6" table:number-columns-repeated="1024" table:default-cell-style-name="Default"/>
        <table:table-row table:style-name="ro2">
          <table:table-cell table:number-columns-repeated="1024"/>
        </table:table-row>
        <table:table-row table:style-name="ro3">
          <table:table-cell table:style-name="ce9" office:value-type="string" calcext:value-type="string">
            <text:p>Country Name</text:p>
          </table:table-cell>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style-name="ce9"/>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number-columns-repeated="1016"/>
        </table:table-row>
        <table:table-row table:style-name="ro3">
          <table:table-cell table:style-name="ce9" office:value-type="string" calcext:value-type="string">
            <text:p>Argentina</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number-columns-repeated="1019"/>
        </table:table-row>
        <table:table-row table:style-name="ro3">
          <table:table-cell table:style-name="ce9" office:value-type="string" calcext:value-type="string">
            <text:p>Australia</text:p>
          </table:table-cell>
          <table:table-cell table:style-name="ce30" office:value-type="string" calcext:value-type="string">
            <text:p>16,02</text:p>
          </table:table-cell>
          <table:table-cell table:style-name="ce30" office:value-type="float" office:value="16020000000000" calcext:value-type="float">
            <text:p>16020000000000</text:p>
          </table:table-cell>
          <table:table-cell table:style-name="ce30" office:value-type="string" calcext:value-type="string">
            <text:p>19,75</text:p>
          </table:table-cell>
          <table:table-cell table:style-name="ce30" office:value-type="float" office:value="19750000000000" calcext:value-type="float">
            <text:p>19750000000000</text:p>
          </table:table-cell>
          <table:table-cell table:number-columns-repeated="1019"/>
        </table:table-row>
        <table:table-row table:style-name="ro3">
          <table:table-cell table:style-name="ce9" office:value-type="string" calcext:value-type="string">
            <text:p>Austria</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number-columns-repeated="1019"/>
        </table:table-row>
        <table:table-row table:style-name="ro3">
          <table:table-cell table:style-name="ce9" office:value-type="string" calcext:value-type="string">
            <text:p>Belgium</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number-columns-repeated="1019"/>
        </table:table-row>
        <table:table-row table:style-name="ro3">
          <table:table-cell table:style-name="ce9" office:value-type="string" calcext:value-type="string">
            <text:p>Brazil</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number-columns-repeated="1019"/>
        </table:table-row>
        <table:table-row table:style-name="ro3">
          <table:table-cell table:style-name="ce9" office:value-type="string" calcext:value-type="string">
            <text:p>Canada</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number-columns-repeated="1019"/>
        </table:table-row>
        <table:table-row table:style-name="ro3">
          <table:table-cell table:style-name="ce9" office:value-type="string" calcext:value-type="string">
            <text:p>Switzerland</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number-columns-repeated="1019"/>
        </table:table-row>
        <table:table-row table:style-name="ro3">
          <table:table-cell table:style-name="ce9" office:value-type="string" calcext:value-type="string">
            <text:p>Czech Republic</text:p>
          </table:table-cell>
          <table:table-cell table:style-name="ce31" office:value-type="float" office:value="1841" calcext:value-type="float">
            <text:p>1,841</text:p>
          </table:table-cell>
          <table:table-cell table:style-name="ce30" office:value-type="float" office:value="1841000000000" calcext:value-type="float">
            <text:p>1841000000000</text:p>
          </table:table-cell>
          <table:table-cell table:style-name="ce30" office:value-type="string" calcext:value-type="string">
            <text:p>1,65</text:p>
          </table:table-cell>
          <table:table-cell table:style-name="ce30" office:value-type="float" office:value="1650000000000" calcext:value-type="float">
            <text:p>1650000000000</text:p>
          </table:table-cell>
          <table:table-cell table:number-columns-repeated="1019"/>
        </table:table-row>
        <table:table-row table:style-name="ro3">
          <table:table-cell table:style-name="ce9" office:value-type="string" calcext:value-type="string">
            <text:p>Germany</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number-columns-repeated="1019"/>
        </table:table-row>
        <table:table-row table:style-name="ro3">
          <table:table-cell table:style-name="ce9" office:value-type="string" calcext:value-type="string">
            <text:p>Denmark</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number-columns-repeated="1019"/>
        </table:table-row>
        <table:table-row table:style-name="ro3">
          <table:table-cell table:style-name="ce9" office:value-type="string" calcext:value-type="string">
            <text:p>Spain</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number-columns-repeated="1019"/>
        </table:table-row>
        <table:table-row table:style-name="ro3">
          <table:table-cell table:style-name="ce9" office:value-type="string" calcext:value-type="string">
            <text:p>Estonia</text:p>
          </table:table-cell>
          <table:table-cell table:style-name="ce31" office:value-type="float" office:value="1631" calcext:value-type="float">
            <text:p>1,631</text:p>
          </table:table-cell>
          <table:table-cell table:style-name="ce30" office:value-type="float" office:value="1631000000000" calcext:value-type="float">
            <text:p>1631000000000</text:p>
          </table:table-cell>
          <table:table-cell table:style-name="ce30" office:value-type="string" calcext:value-type="string">
            <text:p>1,72</text:p>
          </table:table-cell>
          <table:table-cell table:style-name="ce30" office:value-type="float" office:value="1720000000000" calcext:value-type="float">
            <text:p>1720000000000</text:p>
          </table:table-cell>
          <table:table-cell table:number-columns-repeated="1019"/>
        </table:table-row>
        <table:table-row table:style-name="ro3">
          <table:table-cell table:style-name="ce9" office:value-type="string" calcext:value-type="string">
            <text:p>Finland</text:p>
          </table:table-cell>
          <table:table-cell table:style-name="ce9"/>
          <table:table-cell table:style-name="ce30" office:value-type="float" office:value="0" calcext:value-type="float">
            <text:p>0</text:p>
          </table:table-cell>
          <table:table-cell table:style-name="ce31" office:value-type="float" office:value="6562" calcext:value-type="float">
            <text:p>6,562</text:p>
          </table:table-cell>
          <table:table-cell table:style-name="ce30" office:value-type="float" office:value="6562000000000" calcext:value-type="float">
            <text:p>6562000000000</text:p>
          </table:table-cell>
          <table:table-cell table:number-columns-repeated="1019"/>
        </table:table-row>
        <table:table-row table:style-name="ro3">
          <table:table-cell table:style-name="ce9" office:value-type="string" calcext:value-type="string">
            <text:p>France</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number-columns-repeated="1019"/>
        </table:table-row>
        <table:table-row table:style-name="ro3">
          <table:table-cell table:style-name="ce9" office:value-type="string" calcext:value-type="string">
            <text:p>UK</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number-columns-repeated="1019"/>
        </table:table-row>
        <table:table-row table:style-name="ro3">
          <table:table-cell table:style-name="ce9" office:value-type="string" calcext:value-type="string">
            <text:p>Greece</text:p>
          </table:table-cell>
          <table:table-cell table:style-name="ce9"/>
          <table:table-cell table:style-name="ce30" office:value-type="float" office:value="0" calcext:value-type="float">
            <text:p>0</text:p>
          </table:table-cell>
          <table:table-cell table:style-name="ce30" office:value-type="string" calcext:value-type="string">
            <text:p>9,63</text:p>
          </table:table-cell>
          <table:table-cell table:style-name="ce30" office:value-type="float" office:value="9630000000000" calcext:value-type="float">
            <text:p>9630000000000</text:p>
          </table:table-cell>
          <table:table-cell table:number-columns-repeated="1019"/>
        </table:table-row>
        <table:table-row table:style-name="ro3">
          <table:table-cell table:style-name="ce9" office:value-type="string" calcext:value-type="string">
            <text:p>Croatia</text:p>
          </table:table-cell>
          <table:table-cell table:style-name="ce31" office:value-type="float" office:value="6693" calcext:value-type="float">
            <text:p>6,693</text:p>
          </table:table-cell>
          <table:table-cell table:style-name="ce30" office:value-type="float" office:value="669300000000" calcext:value-type="float">
            <text:p>669300000000</text:p>
          </table:table-cell>
          <table:table-cell table:style-name="ce31" office:value-type="float" office:value="6338" calcext:value-type="float">
            <text:p>6,338</text:p>
          </table:table-cell>
          <table:table-cell table:style-name="ce30" office:value-type="float" office:value="633800000000" calcext:value-type="float">
            <text:p>633800000000</text:p>
          </table:table-cell>
          <table:table-cell table:number-columns-repeated="1019"/>
        </table:table-row>
        <table:table-row table:style-name="ro3">
          <table:table-cell table:style-name="ce9" office:value-type="string" calcext:value-type="string">
            <text:p>Hungary</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number-columns-repeated="1019"/>
        </table:table-row>
        <table:table-row table:style-name="ro3">
          <table:table-cell table:style-name="ce9" office:value-type="string" calcext:value-type="string">
            <text:p>Ireland</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number-columns-repeated="1019"/>
        </table:table-row>
        <table:table-row table:style-name="ro3">
          <table:table-cell table:style-name="ce9" office:value-type="string" calcext:value-type="string">
            <text:p>Iceland</text:p>
          </table:table-cell>
          <table:table-cell table:style-name="ce31" office:value-type="float" office:value="3571" calcext:value-type="float">
            <text:p>3,571</text:p>
          </table:table-cell>
          <table:table-cell table:style-name="ce30" office:value-type="float" office:value="3571000000000" calcext:value-type="float">
            <text:p>3571000000000</text:p>
          </table:table-cell>
          <table:table-cell table:style-name="ce31" office:value-type="float" office:value="3011" calcext:value-type="float">
            <text:p>3,011</text:p>
          </table:table-cell>
          <table:table-cell table:style-name="ce30" office:value-type="float" office:value="3011000000000" calcext:value-type="float">
            <text:p>3011000000000</text:p>
          </table:table-cell>
          <table:table-cell table:number-columns-repeated="1019"/>
        </table:table-row>
        <table:table-row table:style-name="ro3">
          <table:table-cell table:style-name="ce9" office:value-type="string" calcext:value-type="string">
            <text:p>Israel</text:p>
          </table:table-cell>
          <table:table-cell table:style-name="ce9"/>
          <table:table-cell table:style-name="ce30" office:value-type="float" office:value="0" calcext:value-type="float">
            <text:p>0</text:p>
          </table:table-cell>
          <table:table-cell table:style-name="ce31" office:value-type="float" office:value="1954" calcext:value-type="float">
            <text:p>1,954</text:p>
          </table:table-cell>
          <table:table-cell table:style-name="ce30" office:value-type="float" office:value="1954000000000" calcext:value-type="float">
            <text:p>1954000000000</text:p>
          </table:table-cell>
          <table:table-cell table:number-columns-repeated="1019"/>
        </table:table-row>
        <table:table-row table:style-name="ro3">
          <table:table-cell table:style-name="ce9" office:value-type="string" calcext:value-type="string">
            <text:p>Italy</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number-columns-repeated="1019"/>
        </table:table-row>
        <table:table-row table:style-name="ro3">
          <table:table-cell table:style-name="ce9" office:value-type="string" calcext:value-type="string">
            <text:p>Japan</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number-columns-repeated="1019"/>
        </table:table-row>
        <table:table-row table:style-name="ro3">
          <table:table-cell table:style-name="ce9" office:value-type="string" calcext:value-type="string">
            <text:p>Liechtenstein</text:p>
          </table:table-cell>
          <table:table-cell table:style-name="ce9"/>
          <table:table-cell table:style-name="ce30" office:value-type="float" office:value="0" calcext:value-type="float">
            <text:p>0</text:p>
          </table:table-cell>
          <table:table-cell table:style-name="ce9"/>
          <table:table-cell table:style-name="ce30" office:value-type="float" office:value="0" calcext:value-type="float">
            <text:p>0</text:p>
          </table:table-cell>
          <table:table-cell table:number-columns-repeated="1019"/>
        </table:table-row>
        <table:table-row table:style-name="ro3">
          <table:table-cell table:style-name="ce9" office:value-type="string" calcext:value-type="string">
            <text:p>Lithuania</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number-columns-repeated="1019"/>
        </table:table-row>
        <table:table-row table:style-name="ro3">
          <table:table-cell table:style-name="ce9" office:value-type="string" calcext:value-type="string">
            <text:p>Luxembourg</text:p>
          </table:table-cell>
          <table:table-cell table:style-name="ce31" office:value-type="float" office:value="445" calcext:value-type="float">
            <text:p>445</text:p>
          </table:table-cell>
          <table:table-cell table:style-name="ce30" office:value-type="float" office:value="44500000000" calcext:value-type="float">
            <text:p>44500000000</text:p>
          </table:table-cell>
          <table:table-cell table:style-name="ce31" office:value-type="float" office:value="431" calcext:value-type="float">
            <text:p>431</text:p>
          </table:table-cell>
          <table:table-cell table:style-name="ce30" office:value-type="float" office:value="43100000000" calcext:value-type="float">
            <text:p>43100000000</text:p>
          </table:table-cell>
          <table:table-cell table:number-columns-repeated="1019"/>
        </table:table-row>
        <table:table-row table:style-name="ro3">
          <table:table-cell table:style-name="ce9" office:value-type="string" calcext:value-type="string">
            <text:p>Latvia</text:p>
          </table:table-cell>
          <table:table-cell table:style-name="ce31" office:value-type="float" office:value="2602" calcext:value-type="float">
            <text:p>2,602</text:p>
          </table:table-cell>
          <table:table-cell table:style-name="ce30" office:value-type="float" office:value="260200000000" calcext:value-type="float">
            <text:p>260200000000</text:p>
          </table:table-cell>
          <table:table-cell table:style-name="ce31" office:value-type="float" office:value="2478" calcext:value-type="float">
            <text:p>2,478</text:p>
          </table:table-cell>
          <table:table-cell table:style-name="ce30" office:value-type="float" office:value="247800000000" calcext:value-type="float">
            <text:p>247800000000</text:p>
          </table:table-cell>
          <table:table-cell table:number-columns-repeated="1019"/>
        </table:table-row>
        <table:table-row table:style-name="ro3">
          <table:table-cell table:style-name="ce9" office:value-type="string" calcext:value-type="string">
            <text:p>Netherlands</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number-columns-repeated="1019"/>
        </table:table-row>
        <table:table-row table:style-name="ro3">
          <table:table-cell table:style-name="ce9" office:value-type="string" calcext:value-type="string">
            <text:p>Norway</text:p>
          </table:table-cell>
          <table:table-cell table:style-name="ce9"/>
          <table:table-cell table:style-name="ce30" office:value-type="float" office:value="0" calcext:value-type="float">
            <text:p>0</text:p>
          </table:table-cell>
          <table:table-cell table:style-name="ce31" office:value-type="float" office:value="3026" calcext:value-type="float">
            <text:p>3,026</text:p>
          </table:table-cell>
          <table:table-cell table:style-name="ce30" office:value-type="float" office:value="3026000000000" calcext:value-type="float">
            <text:p>3026000000000</text:p>
          </table:table-cell>
          <table:table-cell table:number-columns-repeated="1019"/>
        </table:table-row>
        <table:table-row table:style-name="ro3">
          <table:table-cell table:style-name="ce9" office:value-type="string" calcext:value-type="string">
            <text:p>New Zealand</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number-columns-repeated="1019"/>
        </table:table-row>
        <table:table-row table:style-name="ro3">
          <table:table-cell table:style-name="ce9" office:value-type="string" calcext:value-type="string">
            <text:p>Poland</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number-columns-repeated="1019"/>
        </table:table-row>
        <table:table-row table:style-name="ro3">
          <table:table-cell table:style-name="ce9" office:value-type="string" calcext:value-type="string">
            <text:p>Portugal</text:p>
          </table:table-cell>
          <table:table-cell table:style-name="ce9"/>
          <table:table-cell table:style-name="ce30" office:value-type="float" office:value="0" calcext:value-type="float">
            <text:p>0</text:p>
          </table:table-cell>
          <table:table-cell table:style-name="ce31" office:value-type="float" office:value="9151" calcext:value-type="float">
            <text:p>9,151</text:p>
          </table:table-cell>
          <table:table-cell table:style-name="ce30" office:value-type="float" office:value="9151000000000" calcext:value-type="float">
            <text:p>9151000000000</text:p>
          </table:table-cell>
          <table:table-cell table:number-columns-repeated="1019"/>
        </table:table-row>
        <table:table-row table:style-name="ro3">
          <table:table-cell table:style-name="ce9" office:value-type="string" calcext:value-type="string">
            <text:p>Russia</text:p>
          </table:table-cell>
          <table:table-cell table:style-name="ce9"/>
          <table:table-cell table:style-name="ce30" office:value-type="float" office:value="0" calcext:value-type="float">
            <text:p>0</text:p>
          </table:table-cell>
          <table:table-cell table:style-name="ce9" office:value-type="float" office:value="61" calcext:value-type="float">
            <text:p>61</text:p>
          </table:table-cell>
          <table:table-cell table:style-name="ce30" office:value-type="float" office:value="61000000000000" calcext:value-type="float">
            <text:p>61000000000000</text:p>
          </table:table-cell>
          <table:table-cell table:number-columns-repeated="1019"/>
        </table:table-row>
        <table:table-row table:style-name="ro3">
          <table:table-cell table:style-name="ce9" office:value-type="string" calcext:value-type="string">
            <text:p>Slovakia</text:p>
          </table:table-cell>
          <table:table-cell table:style-name="ce31" office:value-type="float" office:value="6653" calcext:value-type="float">
            <text:p>6,653</text:p>
          </table:table-cell>
          <table:table-cell table:style-name="ce30" office:value-type="float" office:value="665300000000" calcext:value-type="float">
            <text:p>665300000000</text:p>
          </table:table-cell>
          <table:table-cell table:style-name="ce31" office:value-type="float" office:value="5593" calcext:value-type="float">
            <text:p>5,593</text:p>
          </table:table-cell>
          <table:table-cell table:style-name="ce30" office:value-type="float" office:value="559300000000" calcext:value-type="float">
            <text:p>559300000000</text:p>
          </table:table-cell>
          <table:table-cell table:number-columns-repeated="1019"/>
        </table:table-row>
        <table:table-row table:style-name="ro3">
          <table:table-cell table:style-name="ce9" office:value-type="string" calcext:value-type="string">
            <text:p>Slovenia</text:p>
          </table:table-cell>
          <table:table-cell table:style-name="ce31" office:value-type="float" office:value="9281" calcext:value-type="float">
            <text:p>9,281</text:p>
          </table:table-cell>
          <table:table-cell table:style-name="ce30" office:value-type="float" office:value="928100000000" calcext:value-type="float">
            <text:p>928100000000</text:p>
          </table:table-cell>
          <table:table-cell table:style-name="ce31" office:value-type="float" office:value="1156" calcext:value-type="float">
            <text:p>1,156</text:p>
          </table:table-cell>
          <table:table-cell table:style-name="ce30" office:value-type="float" office:value="1156000000000" calcext:value-type="float">
            <text:p>1156000000000</text:p>
          </table:table-cell>
          <table:table-cell table:number-columns-repeated="1019"/>
        </table:table-row>
        <table:table-row table:style-name="ro3">
          <table:table-cell table:style-name="ce9" office:value-type="string" calcext:value-type="string">
            <text:p>Sweden</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number-columns-repeated="1019"/>
        </table:table-row>
        <table:table-row table:style-name="ro3">
          <table:table-cell table:style-name="ce9" office:value-type="string" calcext:value-type="string">
            <text:p>Turkey</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number-columns-repeated="1019"/>
        </table:table-row>
        <table:table-row table:style-name="ro3">
          <table:table-cell table:style-name="ce9" office:value-type="string" calcext:value-type="string">
            <text:p>USA</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number-columns-repeated="1019"/>
        </table:table-row>
        <table:table-row table:style-name="ro2" table:number-rows-repeated="1048535">
          <table:table-cell table:number-columns-repeated="1024"/>
        </table:table-row>
        <table:table-row table:style-name="ro2">
          <table:table-cell table:number-columns-repeated="1024"/>
        </table:table-row>
      </table:table>
      <table:table table:name="Populations numbers" table:style-name="ta3">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32" office:value-type="string" calcext:value-type="string">
            <text:p>Country Name</text:p>
          </table:table-cell>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number-columns-repeated="1019"/>
        </table:table-row>
        <table:table-row table:style-name="ro1">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number-columns-repeated="1019"/>
        </table:table-row>
        <table:table-row table:style-name="ro1">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number-columns-repeated="1019"/>
        </table:table-row>
        <table:table-row table:style-name="ro1">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number-columns-repeated="1019"/>
        </table:table-row>
        <table:table-row table:style-name="ro1">
          <table:table-cell table:style-name="ce32" office:value-type="string" calcext:value-type="string">
            <text:p>Bosnia and Herzegovina</text:p>
          </table:table-cell>
          <table:table-cell table:style-name="ce33" office:value-type="float" office:value="3832310" calcext:value-type="float">
            <text:p>3832310</text:p>
          </table:table-cell>
          <table:table-cell table:style-name="ce33" office:value-type="float" office:value="3828419" calcext:value-type="float">
            <text:p>3828419</text:p>
          </table:table-cell>
          <table:table-cell table:style-name="ce33" office:value-type="float" office:value="3823533" calcext:value-type="float">
            <text:p>3823533</text:p>
          </table:table-cell>
          <table:table-cell table:style-name="ce33" office:value-type="float" office:value="3817554" calcext:value-type="float">
            <text:p>3817554</text:p>
          </table:table-cell>
          <table:table-cell table:number-columns-repeated="1019"/>
        </table:table-row>
        <table:table-row table:style-name="ro1">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number-columns-repeated="1019"/>
        </table:table-row>
        <table:table-row table:style-name="ro1">
          <table:table-cell table:style-name="ce32" office:value-type="string" calcext:value-type="string">
            <text:p>Bulgaria</text:p>
          </table:table-cell>
          <table:table-cell table:style-name="ce33" office:value-type="float" office:value="7348328" calcext:value-type="float">
            <text:p>7348328</text:p>
          </table:table-cell>
          <table:table-cell table:style-name="ce33" office:value-type="float" office:value="7305888" calcext:value-type="float">
            <text:p>7305888</text:p>
          </table:table-cell>
          <table:table-cell table:style-name="ce33" office:value-type="float" office:value="7265115" calcext:value-type="float">
            <text:p>7265115</text:p>
          </table:table-cell>
          <table:table-cell table:style-name="ce33" office:value-type="float" office:value="7226291" calcext:value-type="float">
            <text:p>7226291</text:p>
          </table:table-cell>
          <table:table-cell table:number-columns-repeated="1019"/>
        </table:table-row>
        <table:table-row table:style-name="ro1">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number-columns-repeated="1019"/>
        </table:table-row>
        <table:table-row table:style-name="ro1">
          <table:table-cell table:style-name="ce32" office:value-type="string" calcext:value-type="string">
            <text:p>Chile</text:p>
          </table:table-cell>
          <table:table-cell table:style-name="ce33" office:value-type="float" office:value="17201305" calcext:value-type="float">
            <text:p>17201305</text:p>
          </table:table-cell>
          <table:table-cell table:style-name="ce33" office:value-type="float" office:value="17388437" calcext:value-type="float">
            <text:p>17388437</text:p>
          </table:table-cell>
          <table:table-cell table:style-name="ce33" office:value-type="float" office:value="17575833" calcext:value-type="float">
            <text:p>17575833</text:p>
          </table:table-cell>
          <table:table-cell table:style-name="ce33" office:value-type="float" office:value="17762647" calcext:value-type="float">
            <text:p>17762647</text:p>
          </table:table-cell>
          <table:table-cell table:number-columns-repeated="1019"/>
        </table:table-row>
        <table:table-row table:style-name="ro1">
          <table:table-cell table:style-name="ce32" office:value-type="string" calcext:value-type="string">
            <text:p>China</text:p>
          </table:table-cell>
          <table:table-cell table:style-name="ce33" office:value-type="float" office:value="1344130000" calcext:value-type="float">
            <text:p>1344130000</text:p>
          </table:table-cell>
          <table:table-cell table:style-name="ce33" office:value-type="float" office:value="1350695000" calcext:value-type="float">
            <text:p>1350695000</text:p>
          </table:table-cell>
          <table:table-cell table:style-name="ce33" office:value-type="float" office:value="1357380000" calcext:value-type="float">
            <text:p>1357380000</text:p>
          </table:table-cell>
          <table:table-cell table:style-name="ce33" office:value-type="float" office:value="1364270000" calcext:value-type="float">
            <text:p>1364270000</text:p>
          </table:table-cell>
          <table:table-cell table:number-columns-repeated="1019"/>
        </table:table-row>
        <table:table-row table:style-name="ro1">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number-columns-repeated="1019"/>
        </table:table-row>
        <table:table-row table:style-name="ro1">
          <table:table-cell table:style-name="ce32" office:value-type="string" calcext:value-type="string">
            <text:p>Cyprus</text:p>
          </table:table-cell>
          <table:table-cell table:style-name="ce33" office:value-type="float" office:value="1116644" calcext:value-type="float">
            <text:p>1116644</text:p>
          </table:table-cell>
          <table:table-cell table:style-name="ce33" office:value-type="float" office:value="1129303" calcext:value-type="float">
            <text:p>1129303</text:p>
          </table:table-cell>
          <table:table-cell table:style-name="ce33" office:value-type="float" office:value="1141652" calcext:value-type="float">
            <text:p>1141652</text:p>
          </table:table-cell>
          <table:table-cell table:style-name="ce33" office:value-type="float" office:value="1153658" calcext:value-type="float">
            <text:p>1153658</text:p>
          </table:table-cell>
          <table:table-cell table:number-columns-repeated="1019"/>
        </table:table-row>
        <table:table-row table:style-name="ro1">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number-columns-repeated="1019"/>
        </table:table-row>
        <table:table-row table:style-name="ro1">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number-columns-repeated="1019"/>
        </table:table-row>
        <table:table-row table:style-name="ro1">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number-columns-repeated="1019"/>
        </table:table-row>
        <table:table-row table:style-name="ro1">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number-columns-repeated="1019"/>
        </table:table-row>
        <table:table-row table:style-name="ro1">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number-columns-repeated="1019"/>
        </table:table-row>
        <table:table-row table:style-name="ro1">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number-columns-repeated="1019"/>
        </table:table-row>
        <table:table-row table:style-name="ro1">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number-columns-repeated="1019"/>
        </table:table-row>
        <table:table-row table:style-name="ro1">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number-columns-repeated="1019"/>
        </table:table-row>
        <table:table-row table:style-name="ro1">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number-columns-repeated="1019"/>
        </table:table-row>
        <table:table-row table:style-name="ro1">
          <table:table-cell table:style-name="ce32" office:value-type="string" calcext:value-type="string">
            <text:p>India</text:p>
          </table:table-cell>
          <table:table-cell table:style-name="ce33" office:value-type="float" office:value="1247446011" calcext:value-type="float">
            <text:p>1247446011</text:p>
          </table:table-cell>
          <table:table-cell table:style-name="ce33" office:value-type="float" office:value="1263589639" calcext:value-type="float">
            <text:p>1263589639</text:p>
          </table:table-cell>
          <table:table-cell table:style-name="ce33" office:value-type="float" office:value="1279498874" calcext:value-type="float">
            <text:p>1279498874</text:p>
          </table:table-cell>
          <table:table-cell table:style-name="ce33" office:value-type="float" office:value="1295291543" calcext:value-type="float">
            <text:p>1295291543</text:p>
          </table:table-cell>
          <table:table-cell table:number-columns-repeated="1019"/>
        </table:table-row>
        <table:table-row table:style-name="ro1">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number-columns-repeated="1019"/>
        </table:table-row>
        <table:table-row table:style-name="ro1">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number-columns-repeated="1019"/>
        </table:table-row>
        <table:table-row table:style-name="ro1">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number-columns-repeated="1019"/>
        </table:table-row>
        <table:table-row table:style-name="ro1">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number-columns-repeated="1019"/>
        </table:table-row>
        <table:table-row table:style-name="ro1">
          <table:table-cell table:style-name="ce32" office:value-type="string" calcext:value-type="string">
            <text:p>Kosovo</text:p>
          </table:table-cell>
          <table:table-cell table:style-name="ce33" office:value-type="float" office:value="1790957" calcext:value-type="float">
            <text:p>1790957</text:p>
          </table:table-cell>
          <table:table-cell table:style-name="ce33" office:value-type="float" office:value="1805200" calcext:value-type="float">
            <text:p>1805200</text:p>
          </table:table-cell>
          <table:table-cell table:style-name="ce33" office:value-type="float" office:value="1818117" calcext:value-type="float">
            <text:p>1818117</text:p>
          </table:table-cell>
          <table:table-cell table:style-name="ce33" office:value-type="float" office:value="1823149" calcext:value-type="float">
            <text:p>1823149</text:p>
          </table:table-cell>
          <table:table-cell table:number-columns-repeated="1019"/>
        </table:table-row>
        <table:table-row table:style-name="ro1">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number-columns-repeated="1019"/>
        </table:table-row>
        <table:table-row table:style-name="ro1">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number-columns-repeated="1019"/>
        </table:table-row>
        <table:table-row table:style-name="ro1">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number-columns-repeated="1019"/>
        </table:table-row>
        <table:table-row table:style-name="ro1">
          <table:table-cell table:style-name="ce32" office:value-type="string" calcext:value-type="string">
            <text:p>Macedonia, FYR</text:p>
          </table:table-cell>
          <table:table-cell table:style-name="ce33" office:value-type="float" office:value="2065888" calcext:value-type="float">
            <text:p>2065888</text:p>
          </table:table-cell>
          <table:table-cell table:style-name="ce33" office:value-type="float" office:value="2069270" calcext:value-type="float">
            <text:p>2069270</text:p>
          </table:table-cell>
          <table:table-cell table:style-name="ce33" office:value-type="float" office:value="2072543" calcext:value-type="float">
            <text:p>2072543</text:p>
          </table:table-cell>
          <table:table-cell table:style-name="ce33" office:value-type="float" office:value="2075625" calcext:value-type="float">
            <text:p>2075625</text:p>
          </table:table-cell>
          <table:table-cell table:number-columns-repeated="1019"/>
        </table:table-row>
        <table:table-row table:style-name="ro1">
          <table:table-cell table:style-name="ce32" office:value-type="string" calcext:value-type="string">
            <text:p>Malta</text:p>
          </table:table-cell>
          <table:table-cell table:style-name="ce33" office:value-type="float" office:value="416268" calcext:value-type="float">
            <text:p>416268</text:p>
          </table:table-cell>
          <table:table-cell table:style-name="ce33" office:value-type="float" office:value="419455" calcext:value-type="float">
            <text:p>419455</text:p>
          </table:table-cell>
          <table:table-cell table:style-name="ce33" office:value-type="float" office:value="423374" calcext:value-type="float">
            <text:p>423374</text:p>
          </table:table-cell>
          <table:table-cell table:style-name="ce33" office:value-type="float" office:value="427404" calcext:value-type="float">
            <text:p>427404</text:p>
          </table:table-cell>
          <table:table-cell table:number-columns-repeated="1019"/>
        </table:table-row>
        <table:table-row table:style-name="ro1">
          <table:table-cell table:style-name="ce32" office:value-type="string" calcext:value-type="string">
            <text:p>Mexico</text:p>
          </table:table-cell>
          <table:table-cell table:style-name="ce33" office:value-type="float" office:value="120365271" calcext:value-type="float">
            <text:p>120365271</text:p>
          </table:table-cell>
          <table:table-cell table:style-name="ce33" office:value-type="float" office:value="122070963" calcext:value-type="float">
            <text:p>122070963</text:p>
          </table:table-cell>
          <table:table-cell table:style-name="ce33" office:value-type="float" office:value="123740109" calcext:value-type="float">
            <text:p>123740109</text:p>
          </table:table-cell>
          <table:table-cell table:style-name="ce33" office:value-type="float" office:value="125385833" calcext:value-type="float">
            <text:p>125385833</text:p>
          </table:table-cell>
          <table:table-cell table:number-columns-repeated="1019"/>
        </table:table-row>
        <table:table-row table:style-name="ro1">
          <table:table-cell table:style-name="ce32" office:value-type="string" calcext:value-type="string">
            <text:p>Montenegro</text:p>
          </table:table-cell>
          <table:table-cell table:style-name="ce33" office:value-type="float" office:value="620079" calcext:value-type="float">
            <text:p>620079</text:p>
          </table:table-cell>
          <table:table-cell table:style-name="ce33" office:value-type="float" office:value="620601" calcext:value-type="float">
            <text:p>620601</text:p>
          </table:table-cell>
          <table:table-cell table:style-name="ce33" office:value-type="float" office:value="621207" calcext:value-type="float">
            <text:p>621207</text:p>
          </table:table-cell>
          <table:table-cell table:style-name="ce33" office:value-type="float" office:value="621800" calcext:value-type="float">
            <text:p>621800</text:p>
          </table:table-cell>
          <table:table-cell table:number-columns-repeated="1019"/>
        </table:table-row>
        <table:table-row table:style-name="ro1">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number-columns-repeated="1019"/>
        </table:table-row>
        <table:table-row table:style-name="ro1">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number-columns-repeated="1019"/>
        </table:table-row>
        <table:table-row table:style-name="ro1">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number-columns-repeated="1019"/>
        </table:table-row>
        <table:table-row table:style-name="ro1">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number-columns-repeated="1019"/>
        </table:table-row>
        <table:table-row table:style-name="ro1">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number-columns-repeated="1019"/>
        </table:table-row>
        <table:table-row table:style-name="ro1">
          <table:table-cell table:style-name="ce32" office:value-type="string" calcext:value-type="string">
            <text:p>Romania</text:p>
          </table:table-cell>
          <table:table-cell table:style-name="ce33" office:value-type="float" office:value="20147528" calcext:value-type="float">
            <text:p>20147528</text:p>
          </table:table-cell>
          <table:table-cell table:style-name="ce33" office:value-type="float" office:value="20058035" calcext:value-type="float">
            <text:p>20058035</text:p>
          </table:table-cell>
          <table:table-cell table:style-name="ce33" office:value-type="float" office:value="19983693" calcext:value-type="float">
            <text:p>19983693</text:p>
          </table:table-cell>
          <table:table-cell table:style-name="ce33" office:value-type="float" office:value="19910995" calcext:value-type="float">
            <text:p>19910995</text:p>
          </table:table-cell>
          <table:table-cell table:number-columns-repeated="1019"/>
        </table:table-row>
        <table:table-row table:style-name="ro1">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number-columns-repeated="1019"/>
        </table:table-row>
        <table:table-row table:style-name="ro1">
          <table:table-cell table:style-name="ce32" office:value-type="string" calcext:value-type="string">
            <text:p>Serbia</text:p>
          </table:table-cell>
          <table:table-cell table:style-name="ce33" office:value-type="float" office:value="7234099" calcext:value-type="float">
            <text:p>7234099</text:p>
          </table:table-cell>
          <table:table-cell table:style-name="ce33" office:value-type="float" office:value="7199077" calcext:value-type="float">
            <text:p>7199077</text:p>
          </table:table-cell>
          <table:table-cell table:style-name="ce33" office:value-type="float" office:value="7164132" calcext:value-type="float">
            <text:p>7164132</text:p>
          </table:table-cell>
          <table:table-cell table:style-name="ce33" office:value-type="float" office:value="7129428" calcext:value-type="float">
            <text:p>7129428</text:p>
          </table:table-cell>
          <table:table-cell table:number-columns-repeated="1019"/>
        </table:table-row>
        <table:table-row table:style-name="ro1">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number-columns-repeated="1019"/>
        </table:table-row>
        <table:table-row table:style-name="ro1">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number-columns-repeated="1019"/>
        </table:table-row>
        <table:table-row table:style-name="ro1">
          <table:table-cell table:style-name="ce32" office:value-type="string" calcext:value-type="string">
            <text:p>South Africa</text:p>
          </table:table-cell>
          <table:table-cell table:style-name="ce33" office:value-type="float" office:value="51553479" calcext:value-type="float">
            <text:p>51553479</text:p>
          </table:table-cell>
          <table:table-cell table:style-name="ce33" office:value-type="float" office:value="52341695" calcext:value-type="float">
            <text:p>52341695</text:p>
          </table:table-cell>
          <table:table-cell table:style-name="ce33" office:value-type="float" office:value="53157490" calcext:value-type="float">
            <text:p>53157490</text:p>
          </table:table-cell>
          <table:table-cell table:style-name="ce33" office:value-type="float" office:value="54001953" calcext:value-type="float">
            <text:p>54001953</text:p>
          </table:table-cell>
          <table:table-cell table:number-columns-repeated="1019"/>
        </table:table-row>
        <table:table-row table:style-name="ro1">
          <table:table-cell table:style-name="ce32" office:value-type="string" calcext:value-type="string">
            <text:p>South Korea</text:p>
          </table:table-cell>
          <table:table-cell table:style-name="ce33" office:value-type="float" office:value="49779440" calcext:value-type="float">
            <text:p>49779440</text:p>
          </table:table-cell>
          <table:table-cell table:style-name="ce33" office:value-type="float" office:value="50004441" calcext:value-type="float">
            <text:p>50004441</text:p>
          </table:table-cell>
          <table:table-cell table:style-name="ce33" office:value-type="float" office:value="50219669" calcext:value-type="float">
            <text:p>50219669</text:p>
          </table:table-cell>
          <table:table-cell table:style-name="ce33" office:value-type="float" office:value="50423955" calcext:value-type="float">
            <text:p>50423955</text:p>
          </table:table-cell>
          <table:table-cell table:number-columns-repeated="1019"/>
        </table:table-row>
        <table:table-row table:style-name="ro1">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number-columns-repeated="1019"/>
        </table:table-row>
        <table:table-row table:style-name="ro1">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number-columns-repeated="1019"/>
        </table:table-row>
        <table:table-row table:style-name="ro1">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number-columns-repeated="1019"/>
        </table:table-row>
        <table:table-row table:style-name="ro1">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number-columns-repeated="1019"/>
        </table:table-row>
        <table:table-row table:style-name="ro1">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number-columns-repeated="1019"/>
        </table:table-row>
        <table:table-row table:style-name="ro1">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number-columns-repeated="1019"/>
        </table:table-row>
        <table:table-row table:style-name="ro1" table:number-rows-repeated="750">
          <table:table-cell table:style-name="ce11"/>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table table:name="Calculation" table:style-name="ta4">
        <table:table-column table:style-name="co6" table:number-columns-repeated="1024" table:default-cell-style-name="Default"/>
        <table:table-row table:style-name="ro3">
          <table:table-cell table:style-name="ce32"/>
          <table:table-cell table:style-name="ce33" table:number-columns-repeated="4"/>
          <table:table-cell table:number-columns-repeated="1019"/>
        </table:table-row>
        <table:table-row table:style-name="ro3">
          <table:table-cell table:style-name="ce32"/>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table-cell table:style-name="ce9"/>
          <table:table-cell table:style-name="ce30" office:value-type="float" office:value="12" calcext:value-type="float">
            <text:p>12</text:p>
          </table:table-cell>
          <table:table-cell table:style-name="ce30" office:value-type="float" office:value="14" calcext:value-type="float">
            <text:p>14</text:p>
          </table:table-cell>
          <table:table-cell/>
          <table:table-cell table:style-name="ce15" office:value-type="string" calcext:value-type="string">
            <text:p>2012</text:p>
          </table:table-cell>
          <table:table-cell table:style-name="ce15" office:value-type="string" calcext:value-type="string">
            <text:p>2014</text:p>
          </table:table-cell>
          <table:table-cell table:number-columns-repeated="1012"/>
        </table:table-row>
        <table:table-row table:style-name="ro3">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table-cell table:style-name="ce9" office:value-type="string" calcext:value-type="string">
            <text:p>Australia</text:p>
          </table:table-cell>
          <table:table-cell table:style-name="ce30" office:value-type="float" office:value="16020000000000" calcext:value-type="float">
            <text:p>16020000000000</text:p>
          </table:table-cell>
          <table:table-cell table:style-name="ce30" office:value-type="float" office:value="19750000000000" calcext:value-type="float">
            <text:p>19750000000000</text:p>
          </table:table-cell>
          <table:table-cell/>
          <table:table-cell table:style-name="ce19" table:formula="of:=([.H3]/[.C3])/1000" office:value-type="float" office:value="704.849567415077" calcext:value-type="float">
            <text:p>704.85</text:p>
          </table:table-cell>
          <table:table-cell table:style-name="ce19" table:formula="of:=([.I3]/[.E3])/1000" office:value-type="float" office:value="840.756969045159" calcext:value-type="float">
            <text:p>840.76</text:p>
          </table:table-cell>
          <table:table-cell table:number-columns-repeated="1012"/>
        </table:table-row>
        <table:table-row table:style-name="ro3">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table-cell table:style-name="ce9" office:value-type="string" calcext:value-type="string">
            <text:p>Austria</text:p>
          </table:table-cell>
          <table:table-cell table:number-columns-repeated="2" table:style-name="ce30" office:value-type="float" office:value="3492000000000" calcext:value-type="float">
            <text:p>3492000000000</text:p>
          </table:table-cell>
          <table:table-cell/>
          <table:table-cell table:style-name="ce19" table:formula="of:=([.H4]/[.C4])/1000" office:value-type="float" office:value="414.235317688951" calcext:value-type="float">
            <text:p>414.24</text:p>
          </table:table-cell>
          <table:table-cell table:style-name="ce19" table:formula="of:=([.I4]/[.E4])/1000" office:value-type="float" office:value="409.163193310158" calcext:value-type="float">
            <text:p>409.16</text:p>
          </table:table-cell>
          <table:table-cell table:number-columns-repeated="1012"/>
        </table:table-row>
        <table:table-row table:style-name="ro3">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table-cell table:style-name="ce9" office:value-type="string" calcext:value-type="string">
            <text:p>Belgium</text:p>
          </table:table-cell>
          <table:table-cell table:number-columns-repeated="2" table:style-name="ce30" office:value-type="float" office:value="6005000000000" calcext:value-type="float">
            <text:p>6005000000000</text:p>
          </table:table-cell>
          <table:table-cell/>
          <table:table-cell table:style-name="ce19" table:formula="of:=([.H5]/[.C5])/1000" office:value-type="float" office:value="539.617833753855" calcext:value-type="float">
            <text:p>539.62</text:p>
          </table:table-cell>
          <table:table-cell table:style-name="ce19" table:formula="of:=([.I5]/[.E5])/1000" office:value-type="float" office:value="534.956727301332" calcext:value-type="float">
            <text:p>534.96</text:p>
          </table:table-cell>
          <table:table-cell table:number-columns-repeated="1012"/>
        </table:table-row>
        <table:table-row table:style-name="ro3">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table-cell table:style-name="ce9" office:value-type="string" calcext:value-type="string">
            <text:p>Brazil</text:p>
          </table:table-cell>
          <table:table-cell table:number-columns-repeated="2" table:style-name="ce30" office:value-type="float" office:value="74830000000000" calcext:value-type="float">
            <text:p>74830000000000</text:p>
          </table:table-cell>
          <table:table-cell/>
          <table:table-cell table:style-name="ce19" table:formula="of:=([.H6]/[.C6])/1000" office:value-type="float" office:value="369.710545348301" calcext:value-type="float">
            <text:p>369.71</text:p>
          </table:table-cell>
          <table:table-cell table:style-name="ce19" table:formula="of:=([.I6]/[.E6])/1000" office:value-type="float" office:value="363.115116789477" calcext:value-type="float">
            <text:p>363.12</text:p>
          </table:table-cell>
          <table:table-cell table:number-columns-repeated="1012"/>
        </table:table-row>
        <table:table-row table:style-name="ro3">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table-cell table:style-name="ce9" office:value-type="string" calcext:value-type="string">
            <text:p>Canada</text:p>
          </table:table-cell>
          <table:table-cell table:number-columns-repeated="2" table:style-name="ce30" office:value-type="float" office:value="38800000000000" calcext:value-type="float">
            <text:p>38800000000000</text:p>
          </table:table-cell>
          <table:table-cell/>
          <table:table-cell table:style-name="ce19" table:formula="of:=([.H7]/[.C7])/1000" office:value-type="float" office:value="1116.40823158864" calcext:value-type="float">
            <text:p>1,116.41</text:p>
          </table:table-cell>
          <table:table-cell table:style-name="ce19" table:formula="of:=([.I7]/[.E7])/1000" office:value-type="float" office:value="1091.71476003139" calcext:value-type="float">
            <text:p>1,091.71</text:p>
          </table:table-cell>
          <table:table-cell table:number-columns-repeated="1012"/>
        </table:table-row>
        <table:table-row table:style-name="ro3">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table-cell table:style-name="ce9" office:value-type="string" calcext:value-type="string">
            <text:p>Croatia</text:p>
          </table:table-cell>
          <table:table-cell table:style-name="ce30" office:value-type="float" office:value="669300000000" calcext:value-type="float">
            <text:p>669300000000</text:p>
          </table:table-cell>
          <table:table-cell table:style-name="ce30" office:value-type="float" office:value="633800000000" calcext:value-type="float">
            <text:p>633800000000</text:p>
          </table:table-cell>
          <table:table-cell/>
          <table:table-cell table:style-name="ce19" table:formula="of:=([.H8]/[.C8])/1000" office:value-type="float" office:value="156.834423808651" calcext:value-type="float">
            <text:p>156.83</text:p>
          </table:table-cell>
          <table:table-cell table:style-name="ce19" table:formula="of:=([.I8]/[.E8])/1000" office:value-type="float" office:value="149.60815786989" calcext:value-type="float">
            <text:p>149.61</text:p>
          </table:table-cell>
          <table:table-cell table:number-columns-repeated="1012"/>
        </table:table-row>
        <table:table-row table:style-name="ro3">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table-cell table:style-name="ce9" office:value-type="string" calcext:value-type="string">
            <text:p>Czech Republic</text:p>
          </table:table-cell>
          <table:table-cell table:style-name="ce30" office:value-type="float" office:value="1841000000000" calcext:value-type="float">
            <text:p>1841000000000</text:p>
          </table:table-cell>
          <table:table-cell table:style-name="ce30" office:value-type="float" office:value="1650000000000" calcext:value-type="float">
            <text:p>1650000000000</text:p>
          </table:table-cell>
          <table:table-cell/>
          <table:table-cell table:style-name="ce19" table:formula="of:=([.H9]/[.C9])/1000" office:value-type="float" office:value="175.153425743177" calcext:value-type="float">
            <text:p>175.15</text:p>
          </table:table-cell>
          <table:table-cell table:style-name="ce19" table:formula="of:=([.I9]/[.E9])/1000" office:value-type="float" office:value="156.984885495225" calcext:value-type="float">
            <text:p>156.98</text:p>
          </table:table-cell>
          <table:table-cell table:number-columns-repeated="1012"/>
        </table:table-row>
        <table:table-row table:style-name="ro3">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table-cell table:style-name="ce9" office:value-type="string" calcext:value-type="string">
            <text:p>Denmark</text:p>
          </table:table-cell>
          <table:table-cell table:number-columns-repeated="2" table:style-name="ce30" office:value-type="float" office:value="652000000000" calcext:value-type="float">
            <text:p>652000000000</text:p>
          </table:table-cell>
          <table:table-cell/>
          <table:table-cell table:style-name="ce19" table:formula="of:=([.H10]/[.C10])/1000" office:value-type="float" office:value="116.604060539684" calcext:value-type="float">
            <text:p>116.60</text:p>
          </table:table-cell>
          <table:table-cell table:style-name="ce19" table:formula="of:=([.I10]/[.E10])/1000" office:value-type="float" office:value="115.611753743418" calcext:value-type="float">
            <text:p>115.61</text:p>
          </table:table-cell>
          <table:table-cell table:number-columns-repeated="1012"/>
        </table:table-row>
        <table:table-row table:style-name="ro3">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table-cell table:style-name="ce9" office:value-type="string" calcext:value-type="string">
            <text:p>Estonia</text:p>
          </table:table-cell>
          <table:table-cell table:style-name="ce30" office:value-type="float" office:value="1631000000000" calcext:value-type="float">
            <text:p>1631000000000</text:p>
          </table:table-cell>
          <table:table-cell table:style-name="ce30" office:value-type="float" office:value="1720000000000" calcext:value-type="float">
            <text:p>1720000000000</text:p>
          </table:table-cell>
          <table:table-cell/>
          <table:table-cell table:style-name="ce19" table:formula="of:=([.H11]/[.C11])/1000" office:value-type="float" office:value="1233.08757265464" calcext:value-type="float">
            <text:p>1,233.09</text:p>
          </table:table-cell>
          <table:table-cell table:style-name="ce19" table:formula="of:=([.I11]/[.E11])/1000" office:value-type="float" office:value="1309.33395247575" calcext:value-type="float">
            <text:p>1,309.33</text:p>
          </table:table-cell>
          <table:table-cell table:number-columns-repeated="1012"/>
        </table:table-row>
        <table:table-row table:style-name="ro3">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table-cell table:style-name="ce9" office:value-type="string" calcext:value-type="string">
            <text:p>Finland</text:p>
          </table:table-cell>
          <table:table-cell table:style-name="ce30" office:value-type="float" office:value="0" calcext:value-type="float">
            <text:p>0</text:p>
          </table:table-cell>
          <table:table-cell table:style-name="ce30" office:value-type="float" office:value="6562000000000" calcext:value-type="float">
            <text:p>6562000000000</text:p>
          </table:table-cell>
          <table:table-cell/>
          <table:table-cell table:style-name="ce19" table:formula="of:=([.H12]/[.C12])/1000" office:value-type="float" office:value="0" calcext:value-type="float">
            <text:p>0.00</text:p>
          </table:table-cell>
          <table:table-cell table:style-name="ce19" table:formula="of:=([.I12]/[.E12])/1000" office:value-type="float" office:value="1201.04048688812" calcext:value-type="float">
            <text:p>1,201.04</text:p>
          </table:table-cell>
          <table:table-cell table:number-columns-repeated="1012"/>
        </table:table-row>
        <table:table-row table:style-name="ro3">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table-cell table:style-name="ce9" office:value-type="string" calcext:value-type="string">
            <text:p>France</text:p>
          </table:table-cell>
          <table:table-cell table:number-columns-repeated="2" table:style-name="ce30" office:value-type="float" office:value="30230000000000" calcext:value-type="float">
            <text:p>30230000000000</text:p>
          </table:table-cell>
          <table:table-cell/>
          <table:table-cell table:style-name="ce19" table:formula="of:=([.H13]/[.C13])/1000" office:value-type="float" office:value="460.542527628934" calcext:value-type="float">
            <text:p>460.54</text:p>
          </table:table-cell>
          <table:table-cell table:style-name="ce19" table:formula="of:=([.I13]/[.E13])/1000" office:value-type="float" office:value="456.598727655851" calcext:value-type="float">
            <text:p>456.60</text:p>
          </table:table-cell>
          <table:table-cell table:number-columns-repeated="1012"/>
        </table:table-row>
        <table:table-row table:style-name="ro3">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table-cell table:style-name="ce9" office:value-type="string" calcext:value-type="string">
            <text:p>Germany</text:p>
          </table:table-cell>
          <table:table-cell table:number-columns-repeated="2" table:style-name="ce30" office:value-type="float" office:value="33040000000000" calcext:value-type="float">
            <text:p>33040000000000</text:p>
          </table:table-cell>
          <table:table-cell/>
          <table:table-cell table:style-name="ce19" table:formula="of:=([.H14]/[.C14])/1000" office:value-type="float" office:value="410.813327953138" calcext:value-type="float">
            <text:p>410.81</text:p>
          </table:table-cell>
          <table:table-cell table:style-name="ce19" table:formula="of:=([.I14]/[.E14])/1000" office:value-type="float" office:value="408.458427332446" calcext:value-type="float">
            <text:p>408.46</text:p>
          </table:table-cell>
          <table:table-cell table:number-columns-repeated="1012"/>
        </table:table-row>
        <table:table-row table:style-name="ro3">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table-cell table:style-name="ce9" office:value-type="string" calcext:value-type="string">
            <text:p>Greece</text:p>
          </table:table-cell>
          <table:table-cell table:style-name="ce30" office:value-type="float" office:value="0" calcext:value-type="float">
            <text:p>0</text:p>
          </table:table-cell>
          <table:table-cell table:style-name="ce30" office:value-type="float" office:value="9630000000000" calcext:value-type="float">
            <text:p>9630000000000</text:p>
          </table:table-cell>
          <table:table-cell/>
          <table:table-cell table:style-name="ce19" table:formula="of:=([.H15]/[.C15])/1000" office:value-type="float" office:value="0" calcext:value-type="float">
            <text:p>0.00</text:p>
          </table:table-cell>
          <table:table-cell table:style-name="ce19" table:formula="of:=([.I15]/[.E15])/1000" office:value-type="float" office:value="878.830853807446" calcext:value-type="float">
            <text:p>878.83</text:p>
          </table:table-cell>
          <table:table-cell table:number-columns-repeated="1012"/>
        </table:table-row>
        <table:table-row table:style-name="ro3">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table-cell table:style-name="ce9" office:value-type="string" calcext:value-type="string">
            <text:p>Hungary</text:p>
          </table:table-cell>
          <table:table-cell table:number-columns-repeated="2" table:style-name="ce30" office:value-type="float" office:value="5051000000000" calcext:value-type="float">
            <text:p>5051000000000</text:p>
          </table:table-cell>
          <table:table-cell/>
          <table:table-cell table:style-name="ce19" table:formula="of:=([.H16]/[.C16])/1000" office:value-type="float" office:value="509.154807052404" calcext:value-type="float">
            <text:p>509.15</text:p>
          </table:table-cell>
          <table:table-cell table:style-name="ce19" table:formula="of:=([.I16]/[.E16])/1000" office:value-type="float" office:value="512.184900067159" calcext:value-type="float">
            <text:p>512.18</text:p>
          </table:table-cell>
          <table:table-cell table:number-columns-repeated="1012"/>
        </table:table-row>
        <table:table-row table:style-name="ro3">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table-cell table:style-name="ce9" office:value-type="string" calcext:value-type="string">
            <text:p>Iceland</text:p>
          </table:table-cell>
          <table:table-cell table:style-name="ce30" office:value-type="float" office:value="3571000000000" calcext:value-type="float">
            <text:p>3571000000000</text:p>
          </table:table-cell>
          <table:table-cell table:style-name="ce30" office:value-type="float" office:value="3011000000000" calcext:value-type="float">
            <text:p>3011000000000</text:p>
          </table:table-cell>
          <table:table-cell/>
          <table:table-cell table:style-name="ce19" table:formula="of:=([.H17]/[.C17])/1000" office:value-type="float" office:value="11134.4616420759" calcext:value-type="float">
            <text:p>11,134.46</text:p>
          </table:table-cell>
          <table:table-cell table:style-name="ce19" table:formula="of:=([.I17]/[.E17])/1000" office:value-type="float" office:value="9191.39531547152" calcext:value-type="float">
            <text:p>9,191.40</text:p>
          </table:table-cell>
          <table:table-cell table:number-columns-repeated="1012"/>
        </table:table-row>
        <table:table-row table:style-name="ro3">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table-cell table:style-name="ce9" office:value-type="string" calcext:value-type="string">
            <text:p>Ireland</text:p>
          </table:table-cell>
          <table:table-cell table:number-columns-repeated="2" table:style-name="ce30" office:value-type="float" office:value="757000000000" calcext:value-type="float">
            <text:p>757000000000</text:p>
          </table:table-cell>
          <table:table-cell/>
          <table:table-cell table:style-name="ce19" table:formula="of:=([.H18]/[.C18])/1000" office:value-type="float" office:value="165.03531690378" calcext:value-type="float">
            <text:p>165.04</text:p>
          </table:table-cell>
          <table:table-cell table:style-name="ce19" table:formula="of:=([.I18]/[.E18])/1000" office:value-type="float" office:value="164.111449234172" calcext:value-type="float">
            <text:p>164.11</text:p>
          </table:table-cell>
          <table:table-cell table:number-columns-repeated="1012"/>
        </table:table-row>
        <table:table-row table:style-name="ro3">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table-cell table:style-name="ce9" office:value-type="string" calcext:value-type="string">
            <text:p>Israel</text:p>
          </table:table-cell>
          <table:table-cell table:style-name="ce30" office:value-type="float" office:value="0" calcext:value-type="float">
            <text:p>0</text:p>
          </table:table-cell>
          <table:table-cell table:style-name="ce30" office:value-type="float" office:value="1954000000000" calcext:value-type="float">
            <text:p>1954000000000</text:p>
          </table:table-cell>
          <table:table-cell/>
          <table:table-cell table:style-name="ce19" table:formula="of:=([.H19]/[.C19])/1000" office:value-type="float" office:value="0" calcext:value-type="float">
            <text:p>0.00</text:p>
          </table:table-cell>
          <table:table-cell table:style-name="ce19" table:formula="of:=([.I19]/[.E19])/1000" office:value-type="float" office:value="237.848891702068" calcext:value-type="float">
            <text:p>237.85</text:p>
          </table:table-cell>
          <table:table-cell table:number-columns-repeated="1012"/>
        </table:table-row>
        <table:table-row table:style-name="ro3">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table-cell table:style-name="ce9" office:value-type="string" calcext:value-type="string">
            <text:p>Italy</text:p>
          </table:table-cell>
          <table:table-cell table:number-columns-repeated="2" table:style-name="ce30" office:value-type="float" office:value="53750000000000" calcext:value-type="float">
            <text:p>53750000000000</text:p>
          </table:table-cell>
          <table:table-cell/>
          <table:table-cell table:style-name="ce19" table:formula="of:=([.H20]/[.C20])/1000" office:value-type="float" office:value="902.75874169842" calcext:value-type="float">
            <text:p>902.76</text:p>
          </table:table-cell>
          <table:table-cell table:style-name="ce19" table:formula="of:=([.I20]/[.E20])/1000" office:value-type="float" office:value="876.315065639585" calcext:value-type="float">
            <text:p>876.32</text:p>
          </table:table-cell>
          <table:table-cell table:number-columns-repeated="1012"/>
        </table:table-row>
        <table:table-row table:style-name="ro3">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table-cell table:style-name="ce9" office:value-type="string" calcext:value-type="string">
            <text:p>Japan</text:p>
          </table:table-cell>
          <table:table-cell table:number-columns-repeated="2" table:style-name="ce30" office:value-type="float" office:value="81450000000000" calcext:value-type="float">
            <text:p>81450000000000</text:p>
          </table:table-cell>
          <table:table-cell/>
          <table:table-cell table:style-name="ce19" table:formula="of:=([.H21]/[.C21])/1000" office:value-type="float" office:value="638.515594624331" calcext:value-type="float">
            <text:p>638.52</text:p>
          </table:table-cell>
          <table:table-cell table:style-name="ce19" table:formula="of:=([.I21]/[.E21])/1000" office:value-type="float" office:value="640.673694543773" calcext:value-type="float">
            <text:p>640.67</text:p>
          </table:table-cell>
          <table:table-cell table:number-columns-repeated="1012"/>
        </table:table-row>
        <table:table-row table:style-name="ro3">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table-cell table:style-name="ce9" office:value-type="string" calcext:value-type="string">
            <text:p>Latvia</text:p>
          </table:table-cell>
          <table:table-cell table:style-name="ce30" office:value-type="float" office:value="260200000000" calcext:value-type="float">
            <text:p>260200000000</text:p>
          </table:table-cell>
          <table:table-cell table:style-name="ce30" office:value-type="float" office:value="247800000000" calcext:value-type="float">
            <text:p>247800000000</text:p>
          </table:table-cell>
          <table:table-cell/>
          <table:table-cell table:style-name="ce19" table:formula="of:=([.H22]/[.C22])/1000" office:value-type="float" office:value="127.905210539743" calcext:value-type="float">
            <text:p>127.91</text:p>
          </table:table-cell>
          <table:table-cell table:style-name="ce19" table:formula="of:=([.I22]/[.E22])/1000" office:value-type="float" office:value="124.50065340234" calcext:value-type="float">
            <text:p>124.50</text:p>
          </table:table-cell>
          <table:table-cell table:number-columns-repeated="1012"/>
        </table:table-row>
        <table:table-row table:style-name="ro3">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table-cell table:style-name="ce9" office:value-type="string" calcext:value-type="string">
            <text:p>Lithuania</text:p>
          </table:table-cell>
          <table:table-cell table:number-columns-repeated="2" table:style-name="ce30" office:value-type="float" office:value="631400000000" calcext:value-type="float">
            <text:p>631400000000</text:p>
          </table:table-cell>
          <table:table-cell/>
          <table:table-cell table:style-name="ce19" table:formula="of:=([.H23]/[.C23])/1000" office:value-type="float" office:value="211.327969025759" calcext:value-type="float">
            <text:p>211.33</text:p>
          </table:table-cell>
          <table:table-cell table:style-name="ce19" table:formula="of:=([.I23]/[.E23])/1000" office:value-type="float" office:value="215.544683874056" calcext:value-type="float">
            <text:p>215.54</text:p>
          </table:table-cell>
          <table:table-cell table:number-columns-repeated="1012"/>
        </table:table-row>
        <table:table-row table:style-name="ro3">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table-cell table:style-name="ce9" office:value-type="string" calcext:value-type="string">
            <text:p>Luxembourg</text:p>
          </table:table-cell>
          <table:table-cell table:style-name="ce30" office:value-type="float" office:value="44500000000" calcext:value-type="float">
            <text:p>44500000000</text:p>
          </table:table-cell>
          <table:table-cell table:style-name="ce30" office:value-type="float" office:value="43100000000" calcext:value-type="float">
            <text:p>43100000000</text:p>
          </table:table-cell>
          <table:table-cell/>
          <table:table-cell table:style-name="ce19" table:formula="of:=([.H24]/[.C24])/1000" office:value-type="float" office:value="83.8126664481887" calcext:value-type="float">
            <text:p>83.81</text:p>
          </table:table-cell>
          <table:table-cell table:style-name="ce19" table:formula="of:=([.I24]/[.E24])/1000" office:value-type="float" office:value="77.507669842503" calcext:value-type="float">
            <text:p>77.51</text:p>
          </table:table-cell>
          <table:table-cell table:number-columns-repeated="1012"/>
        </table:table-row>
        <table:table-row table:style-name="ro3">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table-cell table:style-name="ce9" office:value-type="string" calcext:value-type="string">
            <text:p>Netherlands</text:p>
          </table:table-cell>
          <table:table-cell table:number-columns-repeated="2" table:style-name="ce30" office:value-type="float" office:value="10720000000000" calcext:value-type="float">
            <text:p>10720000000000</text:p>
          </table:table-cell>
          <table:table-cell/>
          <table:table-cell table:style-name="ce19" table:formula="of:=([.H25]/[.C25])/1000" office:value-type="float" office:value="639.810463312301" calcext:value-type="float">
            <text:p>639.81</text:p>
          </table:table-cell>
          <table:table-cell table:style-name="ce19" table:formula="of:=([.I25]/[.E25])/1000" office:value-type="float" office:value="636.04388299332" calcext:value-type="float">
            <text:p>636.04</text:p>
          </table:table-cell>
          <table:table-cell table:number-columns-repeated="1012"/>
        </table:table-row>
        <table:table-row table:style-name="ro3">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table-cell table:style-name="ce9" office:value-type="string" calcext:value-type="string">
            <text:p>New Zealand</text:p>
          </table:table-cell>
          <table:table-cell table:number-columns-repeated="2" table:style-name="ce30" office:value-type="float" office:value="5201000000000" calcext:value-type="float">
            <text:p>5201000000000</text:p>
          </table:table-cell>
          <table:table-cell/>
          <table:table-cell table:style-name="ce19" table:formula="of:=([.H26]/[.C26])/1000" office:value-type="float" office:value="1179.87341484994" calcext:value-type="float">
            <text:p>1,179.87</text:p>
          </table:table-cell>
          <table:table-cell table:style-name="ce19" table:formula="of:=([.I26]/[.E26])/1000" office:value-type="float" office:value="1153.29179324567" calcext:value-type="float">
            <text:p>1,153.29</text:p>
          </table:table-cell>
          <table:table-cell table:number-columns-repeated="1012"/>
        </table:table-row>
        <table:table-row table:style-name="ro3">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table-cell table:style-name="ce9" office:value-type="string" calcext:value-type="string">
            <text:p>Norway</text:p>
          </table:table-cell>
          <table:table-cell table:style-name="ce30" office:value-type="float" office:value="0" calcext:value-type="float">
            <text:p>0</text:p>
          </table:table-cell>
          <table:table-cell table:style-name="ce30" office:value-type="float" office:value="3026000000000" calcext:value-type="float">
            <text:p>3026000000000</text:p>
          </table:table-cell>
          <table:table-cell/>
          <table:table-cell table:style-name="ce19" table:formula="of:=([.H27]/[.C27])/1000" office:value-type="float" office:value="0" calcext:value-type="float">
            <text:p>0.00</text:p>
          </table:table-cell>
          <table:table-cell table:style-name="ce19" table:formula="of:=([.I27]/[.E27])/1000" office:value-type="float" office:value="589.119970407721" calcext:value-type="float">
            <text:p>589.12</text:p>
          </table:table-cell>
          <table:table-cell table:number-columns-repeated="1012"/>
        </table:table-row>
        <table:table-row table:style-name="ro3">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table-cell table:style-name="ce9" office:value-type="string" calcext:value-type="string">
            <text:p>Poland</text:p>
          </table:table-cell>
          <table:table-cell table:number-columns-repeated="2" table:style-name="ce30" office:value-type="float" office:value="11480000000000" calcext:value-type="float">
            <text:p>11480000000000</text:p>
          </table:table-cell>
          <table:table-cell/>
          <table:table-cell table:style-name="ce19" table:formula="of:=([.H28]/[.C28])/1000" office:value-type="float" office:value="301.603933924148" calcext:value-type="float">
            <text:p>301.60</text:p>
          </table:table-cell>
          <table:table-cell table:style-name="ce19" table:formula="of:=([.I28]/[.E28])/1000" office:value-type="float" office:value="302.140812409797" calcext:value-type="float">
            <text:p>302.14</text:p>
          </table:table-cell>
          <table:table-cell table:number-columns-repeated="1012"/>
        </table:table-row>
        <table:table-row table:style-name="ro3">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table-cell table:style-name="ce9" office:value-type="string" calcext:value-type="string">
            <text:p>Portugal</text:p>
          </table:table-cell>
          <table:table-cell table:style-name="ce30" office:value-type="float" office:value="0" calcext:value-type="float">
            <text:p>0</text:p>
          </table:table-cell>
          <table:table-cell table:style-name="ce30" office:value-type="float" office:value="9151000000000" calcext:value-type="float">
            <text:p>9151000000000</text:p>
          </table:table-cell>
          <table:table-cell/>
          <table:table-cell table:style-name="ce19" table:formula="of:=([.H29]/[.C29])/1000" office:value-type="float" office:value="0" calcext:value-type="float">
            <text:p>0.00</text:p>
          </table:table-cell>
          <table:table-cell table:style-name="ce19" table:formula="of:=([.I29]/[.E29])/1000" office:value-type="float" office:value="880.124469662732" calcext:value-type="float">
            <text:p>880.12</text:p>
          </table:table-cell>
          <table:table-cell table:number-columns-repeated="1012"/>
        </table:table-row>
        <table:table-row table:style-name="ro3">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table-cell table:style-name="ce9" office:value-type="string" calcext:value-type="string">
            <text:p>Russia</text:p>
          </table:table-cell>
          <table:table-cell table:style-name="ce30" office:value-type="float" office:value="0" calcext:value-type="float">
            <text:p>0</text:p>
          </table:table-cell>
          <table:table-cell table:style-name="ce30" office:value-type="float" office:value="61000000000000" calcext:value-type="float">
            <text:p>61000000000000</text:p>
          </table:table-cell>
          <table:table-cell/>
          <table:table-cell table:style-name="ce19" table:formula="of:=([.H30]/[.C30])/1000" office:value-type="float" office:value="0" calcext:value-type="float">
            <text:p>0.00</text:p>
          </table:table-cell>
          <table:table-cell table:style-name="ce19" table:formula="of:=([.I30]/[.E30])/1000" office:value-type="float" office:value="424.142558791843" calcext:value-type="float">
            <text:p>424.14</text:p>
          </table:table-cell>
          <table:table-cell table:number-columns-repeated="1012"/>
        </table:table-row>
        <table:table-row table:style-name="ro3">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table-cell table:style-name="ce9" office:value-type="string" calcext:value-type="string">
            <text:p>Slovakia</text:p>
          </table:table-cell>
          <table:table-cell table:style-name="ce30" office:value-type="float" office:value="665300000000" calcext:value-type="float">
            <text:p>665300000000</text:p>
          </table:table-cell>
          <table:table-cell table:style-name="ce30" office:value-type="float" office:value="559300000000" calcext:value-type="float">
            <text:p>559300000000</text:p>
          </table:table-cell>
          <table:table-cell/>
          <table:table-cell table:style-name="ce19" table:formula="of:=([.H31]/[.C31])/1000" office:value-type="float" office:value="123.031027378426" calcext:value-type="float">
            <text:p>123.03</text:p>
          </table:table-cell>
          <table:table-cell table:style-name="ce19" table:formula="of:=([.I31]/[.E31])/1000" office:value-type="float" office:value="103.220334165912" calcext:value-type="float">
            <text:p>103.22</text:p>
          </table:table-cell>
          <table:table-cell table:number-columns-repeated="1012"/>
        </table:table-row>
        <table:table-row table:style-name="ro3">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table-cell table:style-name="ce9" office:value-type="string" calcext:value-type="string">
            <text:p>Slovenia</text:p>
          </table:table-cell>
          <table:table-cell table:style-name="ce30" office:value-type="float" office:value="928100000000" calcext:value-type="float">
            <text:p>928100000000</text:p>
          </table:table-cell>
          <table:table-cell table:style-name="ce30" office:value-type="float" office:value="1156000000000" calcext:value-type="float">
            <text:p>1156000000000</text:p>
          </table:table-cell>
          <table:table-cell/>
          <table:table-cell table:style-name="ce19" table:formula="of:=([.H32]/[.C32])/1000" office:value-type="float" office:value="451.156181899406" calcext:value-type="float">
            <text:p>451.16</text:p>
          </table:table-cell>
          <table:table-cell table:style-name="ce19" table:formula="of:=([.I32]/[.E32])/1000" office:value-type="float" office:value="560.561492528918" calcext:value-type="float">
            <text:p>560.56</text:p>
          </table:table-cell>
          <table:table-cell table:number-columns-repeated="1012"/>
        </table:table-row>
        <table:table-row table:style-name="ro3">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table-cell table:style-name="ce9" office:value-type="string" calcext:value-type="string">
            <text:p>Spain</text:p>
          </table:table-cell>
          <table:table-cell table:number-columns-repeated="2" table:style-name="ce30" office:value-type="float" office:value="37350000000000" calcext:value-type="float">
            <text:p>37350000000000</text:p>
          </table:table-cell>
          <table:table-cell/>
          <table:table-cell table:style-name="ce19" table:formula="of:=([.H33]/[.C33])/1000" office:value-type="float" office:value="798.536678863504" calcext:value-type="float">
            <text:p>798.54</text:p>
          </table:table-cell>
          <table:table-cell table:style-name="ce19" table:formula="of:=([.I33]/[.E33])/1000" office:value-type="float" office:value="804.877068011487" calcext:value-type="float">
            <text:p>804.88</text:p>
          </table:table-cell>
          <table:table-cell table:number-columns-repeated="1012"/>
        </table:table-row>
        <table:table-row table:style-name="ro3">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table-cell table:style-name="ce9" office:value-type="string" calcext:value-type="string">
            <text:p>Sweden</text:p>
          </table:table-cell>
          <table:table-cell table:number-columns-repeated="2" table:style-name="ce30" office:value-type="float" office:value="2689000000000" calcext:value-type="float">
            <text:p>2689000000000</text:p>
          </table:table-cell>
          <table:table-cell/>
          <table:table-cell table:style-name="ce19" table:formula="of:=([.H34]/[.C34])/1000" office:value-type="float" office:value="282.476557807268" calcext:value-type="float">
            <text:p>282.48</text:p>
          </table:table-cell>
          <table:table-cell table:style-name="ce19" table:formula="of:=([.I34]/[.E34])/1000" office:value-type="float" office:value="277.515324491166" calcext:value-type="float">
            <text:p>277.52</text:p>
          </table:table-cell>
          <table:table-cell table:number-columns-repeated="1012"/>
        </table:table-row>
        <table:table-row table:style-name="ro3">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table-cell table:style-name="ce9" office:value-type="string" calcext:value-type="string">
            <text:p>Switzerland</text:p>
          </table:table-cell>
          <table:table-cell table:number-columns-repeated="2" table:style-name="ce30" office:value-type="float" office:value="2005000000000" calcext:value-type="float">
            <text:p>2005000000000</text:p>
          </table:table-cell>
          <table:table-cell/>
          <table:table-cell table:style-name="ce19" table:formula="of:=([.H35]/[.C35])/1000" office:value-type="float" office:value="250.72337758528" calcext:value-type="float">
            <text:p>250.72</text:p>
          </table:table-cell>
          <table:table-cell table:style-name="ce19" table:formula="of:=([.I35]/[.E35])/1000" office:value-type="float" office:value="244.803899866536" calcext:value-type="float">
            <text:p>244.80</text:p>
          </table:table-cell>
          <table:table-cell table:number-columns-repeated="1012"/>
        </table:table-row>
        <table:table-row table:style-name="ro3">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table-cell table:style-name="ce9" office:value-type="string" calcext:value-type="string">
            <text:p>Turkey</text:p>
          </table:table-cell>
          <table:table-cell table:number-columns-repeated="2" table:style-name="ce30" office:value-type="float" office:value="42010000000000" calcext:value-type="float">
            <text:p>42010000000000</text:p>
          </table:table-cell>
          <table:table-cell/>
          <table:table-cell table:style-name="ce19" table:formula="of:=([.H36]/[.C36])/1000" office:value-type="float" office:value="566.942272226624" calcext:value-type="float">
            <text:p>566.94</text:p>
          </table:table-cell>
          <table:table-cell table:style-name="ce19" table:formula="of:=([.I36]/[.E36])/1000" office:value-type="float" office:value="553.255642772959" calcext:value-type="float">
            <text:p>553.26</text:p>
          </table:table-cell>
          <table:table-cell table:number-columns-repeated="1012"/>
        </table:table-row>
        <table:table-row table:style-name="ro3">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table-cell table:style-name="ce9" office:value-type="string" calcext:value-type="string">
            <text:p>UK</text:p>
          </table:table-cell>
          <table:table-cell table:number-columns-repeated="2" table:style-name="ce30" office:value-type="float" office:value="8214000000000" calcext:value-type="float">
            <text:p>8214000000000</text:p>
          </table:table-cell>
          <table:table-cell/>
          <table:table-cell table:style-name="ce19" table:formula="of:=([.H37]/[.C37])/1000" office:value-type="float" office:value="128.947587374" calcext:value-type="float">
            <text:p>128.95</text:p>
          </table:table-cell>
          <table:table-cell table:style-name="ce19" table:formula="of:=([.I37]/[.E37])/1000" office:value-type="float" office:value="127.328354123994" calcext:value-type="float">
            <text:p>127.33</text:p>
          </table:table-cell>
          <table:table-cell table:number-columns-repeated="1012"/>
        </table:table-row>
        <table:table-row table:style-name="ro3">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table-cell table:style-name="ce9" office:value-type="string" calcext:value-type="string">
            <text:p>USA</text:p>
          </table:table-cell>
          <table:table-cell table:number-columns-repeated="2" table:style-name="ce30" office:value-type="float" office:value="485600000000000" calcext:value-type="float">
            <text:p>485600000000000</text:p>
          </table:table-cell>
          <table:table-cell/>
          <table:table-cell table:style-name="ce19" table:formula="of:=([.H38]/[.C38])/1000" office:value-type="float" office:value="1545.94501138539" calcext:value-type="float">
            <text:p>1,545.95</text:p>
          </table:table-cell>
          <table:table-cell table:style-name="ce19" table:formula="of:=([.I38]/[.E38])/1000" office:value-type="float" office:value="1522.93948295126" calcext:value-type="float">
            <text:p>1,522.94</text:p>
          </table:table-cell>
          <table:table-cell table:number-columns-repeated="1012"/>
        </table:table-row>
        <table:table-row table:style-name="ro2" table:number-rows-repeated="10485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Absolut_20_Water_20_withdrawal_20_in_20_cub" style:display-name="PageStyle_Absolut Water withdrawal in cub"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style:master-page style:name="PageStyle_5f_Calculation" style:display-name="PageStyle_Calcul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991" meta:object-count="0"/>
    <meta:generator>LibreOfficeDev/5.1.0.3$Linux_X86_64 LibreOffice_project/</meta:generator>
  </office:meta>
</office:document-meta>
</file>